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19.644cm" fo:min-width="11.394cm" fo:padding-top="0.178cm" fo:padding-bottom="0.178cm" fo:padding-left="0.303cm" fo:padding-right="0.303cm"/>
    </style:style>
    <style:style style:name="gr2" style:family="graphic" style:parent-style-name="standard">
      <style:graphic-properties draw:textarea-horizontal-align="justify" draw:textarea-vertical-align="middle" draw:auto-grow-height="false" fo:min-height="0.15cm" fo:min-width="0.6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15cm"/>
    </style:style>
    <style:style style:name="gr5" style:family="graphic" style:parent-style-name="standard">
      <style:graphic-properties draw:stroke="none" svg:stroke-color="#000000" draw:fill="none" draw:fill-color="#ffffff" fo:min-height="0.276cm"/>
    </style:style>
    <style:style style:name="gr6" style:family="graphic" style:parent-style-name="standard">
      <style:graphic-properties draw:stroke="none" svg:stroke-color="#000000" draw:fill="none" draw:fill-color="#ffffff" fo:min-height="0.45cm"/>
    </style:style>
    <style:style style:name="gr7" style:family="graphic" style:parent-style-name="standard">
      <style:graphic-properties draw:stroke="none" svg:stroke-color="#000000" draw:fill="none" draw:fill-color="#ffffff" fo:min-height="2.134cm"/>
    </style:style>
    <style:style style:name="gr8" style:family="graphic" style:parent-style-name="standard">
      <style:graphic-properties draw:stroke="none" svg:stroke-color="#000000" draw:fill="none" draw:fill-color="#ffffff" fo:min-height="2.84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fo:font-size="7pt" style:font-size-asian="8pt" style:font-size-complex="8pt"/>
    </style:style>
    <style:style style:name="P4" style:family="paragraph">
      <loext:graphic-properties draw:fill="none" draw:fill-color="#ffffff"/>
      <style:text-properties fo:font-size="7pt" style:font-size-asian="8pt" style:font-size-complex="8pt"/>
    </style:style>
    <style:style style:name="P5" style:family="paragraph">
      <style:paragraph-properties fo:text-align="end"/>
    </style:style>
    <style:style style:name="P6" style:family="paragraph">
      <loext:graphic-properties draw:fill="none"/>
      <style:paragraph-properties fo:text-align="end"/>
    </style:style>
    <style:style style:name="P7" style:family="paragraph">
      <style:paragraph-properties fo:text-align="end"/>
      <style:text-properties fo:font-size="7pt" style:font-size-asian="8pt" style:font-size-complex="8pt"/>
    </style:style>
    <style:style style:name="P8" style:family="paragraph">
      <loext:graphic-properties draw:fill="none" draw:fill-color="#ffffff"/>
      <style:paragraph-properties fo:text-align="end"/>
      <style:text-properties fo:font-size="7pt" style:font-size-asian="8pt" style:font-size-complex="8pt"/>
    </style:style>
    <style:style style:name="P9" style:family="paragraph">
      <loext:graphic-properties draw:fill="none" draw:fill-color="#ffffff"/>
    </style:style>
    <style:style style:name="T1" style:family="text">
      <style:text-properties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layer="layout" svg:width="12cm" svg:height="20cm" svg:x="4.5cm" svg:y="4.85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1.1cm" svg:height="0.4cm" svg:x="3.3cm" svg:y="1.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4.4cm" svg:y1="1.5cm" svg:x2="4.8cm" svg:y2="1.5cm">
            <text:p/>
          </draw:line>
          <draw:line draw:style-name="gr3" draw:text-style-name="P1" draw:layer="layout" svg:x1="2.9cm" svg:y1="1.5cm" svg:x2="3.3cm" svg:y2="1.5cm">
            <text:p/>
          </draw:line>
          <draw:frame draw:style-name="gr4" draw:text-style-name="P4" draw:layer="layout" svg:width="1.4cm" svg:height="0.526cm" svg:x="3.1cm" svg:y="1.2cm">
            <draw:text-box>
              <text:p text:style-name="P3"><text:span text:style-name="T1">Resistor</text:span></text:p>
            </draw:text-box>
          </draw:frame>
        </draw:g>
        <draw:g>
          <draw:custom-shape draw:style-name="gr2" draw:text-style-name="P2" draw:layer="layout" svg:width="1.1cm" svg:height="0.4cm" svg:x="5.5cm" svg:y="5.437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6.6cm" svg:y1="5.637cm" svg:x2="7cm" svg:y2="5.637cm">
            <text:p/>
          </draw:line>
          <draw:line draw:style-name="gr3" draw:text-style-name="P1" draw:layer="layout" svg:x1="5.1cm" svg:y1="5.637cm" svg:x2="5.5cm" svg:y2="5.637cm">
            <text:p/>
          </draw:line>
          <draw:frame draw:style-name="gr4" draw:text-style-name="P4" draw:layer="layout" svg:width="1.4cm" svg:height="0.526cm" svg:x="5.3cm" svg:y="5.337cm">
            <draw:text-box>
              <text:p text:style-name="P3"><text:span text:style-name="T1">Resistor</text:span></text:p>
            </draw:text-box>
          </draw:frame>
        </draw:g>
        <draw:g>
          <draw:custom-shape draw:style-name="gr2" draw:text-style-name="P2" draw:layer="layout" svg:width="1.1cm" svg:height="0.4cm" svg:x="7.28cm" svg:y="5.4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1" draw:layer="layout" svg:x1="8.38cm" svg:y1="5.637cm" svg:x2="8.78cm" svg:y2="5.637cm">
            <text:p/>
          </draw:line>
          <draw:line draw:style-name="gr3" draw:text-style-name="P1" draw:layer="layout" svg:x1="6.88cm" svg:y1="5.637cm" svg:x2="7.28cm" svg:y2="5.637cm">
            <text:p/>
          </draw:line>
          <draw:frame draw:style-name="gr5" draw:text-style-name="P4" draw:layer="layout" svg:width="1.4cm" svg:height="0.526cm" svg:x="7.08cm" svg:y="5.337cm">
            <draw:text-box>
              <text:p text:style-name="P3"><text:span text:style-name="T1">Resistor</text:span></text:p>
            </draw:text-box>
          </draw:frame>
        </draw:g>
        <draw:g>
          <draw:custom-shape draw:style-name="gr2" draw:text-style-name="P2" draw:layer="layout" svg:width="1.1cm" svg:height="0.4cm" svg:x="9.061cm" svg:y="5.4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1" draw:layer="layout" svg:x1="10.161cm" svg:y1="5.637cm" svg:x2="10.561cm" svg:y2="5.637cm">
            <text:p/>
          </draw:line>
          <draw:line draw:style-name="gr3" draw:text-style-name="P1" draw:layer="layout" svg:x1="8.661cm" svg:y1="5.637cm" svg:x2="9.061cm" svg:y2="5.637cm">
            <text:p/>
          </draw:line>
          <draw:frame draw:style-name="gr5" draw:text-style-name="P4" draw:layer="layout" svg:width="1.4cm" svg:height="0.526cm" svg:x="8.861cm" svg:y="5.337cm">
            <draw:text-box>
              <text:p text:style-name="P3"><text:span text:style-name="T1">Resistor</text:span></text:p>
            </draw:text-box>
          </draw:frame>
        </draw:g>
        <draw:g>
          <draw:custom-shape draw:style-name="gr2" draw:text-style-name="P2" draw:layer="layout" svg:width="1.1cm" svg:height="0.4cm" svg:x="10.841cm" svg:y="5.4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1" draw:layer="layout" svg:x1="11.941cm" svg:y1="5.637cm" svg:x2="12.341cm" svg:y2="5.637cm">
            <text:p/>
          </draw:line>
          <draw:line draw:style-name="gr3" draw:text-style-name="P1" draw:layer="layout" svg:x1="10.441cm" svg:y1="5.637cm" svg:x2="10.841cm" svg:y2="5.637cm">
            <text:p/>
          </draw:line>
          <draw:frame draw:style-name="gr5" draw:text-style-name="P4" draw:layer="layout" svg:width="1.4cm" svg:height="0.526cm" svg:x="10.641cm" svg:y="5.337cm">
            <draw:text-box>
              <text:p text:style-name="P3"><text:span text:style-name="T1">Resistor</text:span></text:p>
            </draw:text-box>
          </draw:frame>
        </draw:g>
        <draw:g>
          <draw:custom-shape draw:style-name="gr2" draw:text-style-name="P2" draw:layer="layout" svg:width="1.1cm" svg:height="0.4cm" svg:x="12.622cm" svg:y="5.4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1" draw:layer="layout" svg:x1="13.722cm" svg:y1="5.637cm" svg:x2="14.122cm" svg:y2="5.637cm">
            <text:p/>
          </draw:line>
          <draw:line draw:style-name="gr3" draw:text-style-name="P1" draw:layer="layout" svg:x1="12.222cm" svg:y1="5.637cm" svg:x2="12.622cm" svg:y2="5.637cm">
            <text:p/>
          </draw:line>
          <draw:frame draw:style-name="gr5" draw:text-style-name="P4" draw:layer="layout" svg:width="1.4cm" svg:height="0.526cm" svg:x="12.422cm" svg:y="5.337cm">
            <draw:text-box>
              <text:p text:style-name="P3"><text:span text:style-name="T1">Resistor</text:span></text:p>
            </draw:text-box>
          </draw:frame>
        </draw:g>
        <draw:g>
          <draw:custom-shape draw:style-name="gr2" draw:text-style-name="P2" draw:layer="layout" svg:width="1.1cm" svg:height="0.4cm" svg:x="14.4cm" svg:y="5.437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15.5cm" svg:y1="5.637cm" svg:x2="15.9cm" svg:y2="5.637cm">
            <text:p/>
          </draw:line>
          <draw:line draw:style-name="gr3" draw:text-style-name="P1" draw:layer="layout" svg:x1="14cm" svg:y1="5.637cm" svg:x2="14.4cm" svg:y2="5.637cm">
            <text:p/>
          </draw:line>
          <draw:frame draw:style-name="gr4" draw:text-style-name="P4" draw:layer="layout" svg:width="1.4cm" svg:height="0.526cm" svg:x="14.2cm" svg:y="5.337cm">
            <draw:text-box>
              <text:p text:style-name="P3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16.114cm 6.065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15.915cm" svg:y1="7.165cm" svg:x2="15.915cm" svg:y2="7.565cm">
            <text:p/>
          </draw:line>
          <draw:line draw:style-name="gr3" draw:text-style-name="P6" draw:layer="layout" svg:x1="15.915cm" svg:y1="5.665cm" svg:x2="15.915cm" svg:y2="6.065cm">
            <text:p/>
          </draw:line>
          <draw:frame draw:style-name="gr4" draw:text-style-name="P8" draw:layer="layout" svg:width="1.4cm" svg:height="0.526cm" draw:transform="rotate (-1.5707963267949) translate (16.214cm 5.866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16.114cm 7.611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15.915cm" svg:y1="8.711cm" svg:x2="15.915cm" svg:y2="9.111cm">
            <text:p/>
          </draw:line>
          <draw:line draw:style-name="gr3" draw:text-style-name="P6" draw:layer="layout" svg:x1="15.915cm" svg:y1="7.211cm" svg:x2="15.915cm" svg:y2="7.611cm">
            <text:p/>
          </draw:line>
          <draw:frame draw:style-name="gr4" draw:text-style-name="P8" draw:layer="layout" svg:width="1.4cm" svg:height="0.526cm" draw:transform="rotate (-1.5707963267949) translate (16.214cm 7.412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16.114cm 9.156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15.915cm" svg:y1="10.256cm" svg:x2="15.915cm" svg:y2="10.656cm">
            <text:p/>
          </draw:line>
          <draw:line draw:style-name="gr3" draw:text-style-name="P6" draw:layer="layout" svg:x1="15.915cm" svg:y1="8.756cm" svg:x2="15.915cm" svg:y2="9.156cm">
            <text:p/>
          </draw:line>
          <draw:frame draw:style-name="gr4" draw:text-style-name="P8" draw:layer="layout" svg:width="1.4cm" svg:height="0.526cm" draw:transform="rotate (-1.5707963267949) translate (16.214cm 8.957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16.114cm 10.702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15.915cm" svg:y1="11.802cm" svg:x2="15.915cm" svg:y2="12.202cm">
            <text:p/>
          </draw:line>
          <draw:line draw:style-name="gr3" draw:text-style-name="P6" draw:layer="layout" svg:x1="15.915cm" svg:y1="10.302cm" svg:x2="15.915cm" svg:y2="10.702cm">
            <text:p/>
          </draw:line>
          <draw:frame draw:style-name="gr4" draw:text-style-name="P8" draw:layer="layout" svg:width="1.4cm" svg:height="0.526cm" draw:transform="rotate (-1.5707963267949) translate (16.214cm 10.503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16.114cm 12.248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15.915cm" svg:y1="13.348cm" svg:x2="15.915cm" svg:y2="13.748cm">
            <text:p/>
          </draw:line>
          <draw:line draw:style-name="gr3" draw:text-style-name="P6" draw:layer="layout" svg:x1="15.915cm" svg:y1="11.848cm" svg:x2="15.915cm" svg:y2="12.248cm">
            <text:p/>
          </draw:line>
          <draw:frame draw:style-name="gr4" draw:text-style-name="P8" draw:layer="layout" svg:width="1.4cm" svg:height="0.526cm" draw:transform="rotate (-1.5707963267949) translate (16.214cm 12.049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16.114cm 13.793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15.915cm" svg:y1="14.893cm" svg:x2="15.915cm" svg:y2="15.293cm">
            <text:p/>
          </draw:line>
          <draw:line draw:style-name="gr3" draw:text-style-name="P6" draw:layer="layout" svg:x1="15.915cm" svg:y1="13.393cm" svg:x2="15.915cm" svg:y2="13.793cm">
            <text:p/>
          </draw:line>
          <draw:frame draw:style-name="gr4" draw:text-style-name="P8" draw:layer="layout" svg:width="1.4cm" svg:height="0.526cm" draw:transform="rotate (-1.5707963267949) translate (16.214cm 13.594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16.114cm 15.339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15.915cm" svg:y1="16.439cm" svg:x2="15.915cm" svg:y2="16.839cm">
            <text:p/>
          </draw:line>
          <draw:line draw:style-name="gr3" draw:text-style-name="P6" draw:layer="layout" svg:x1="15.915cm" svg:y1="14.939cm" svg:x2="15.915cm" svg:y2="15.339cm">
            <text:p/>
          </draw:line>
          <draw:frame draw:style-name="gr4" draw:text-style-name="P8" draw:layer="layout" svg:width="1.4cm" svg:height="0.526cm" draw:transform="rotate (-1.5707963267949) translate (16.214cm 15.14cm)">
            <draw:text-box>
              <text:p text:style-name="P7"><text:span text:style-name="T1">Resisto</text:span><text:span text:style-name="T1">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16.114cm 16.884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15.915cm" svg:y1="17.984cm" svg:x2="15.915cm" svg:y2="18.384cm">
            <text:p/>
          </draw:line>
          <draw:line draw:style-name="gr3" draw:text-style-name="P6" draw:layer="layout" svg:x1="15.915cm" svg:y1="16.484cm" svg:x2="15.915cm" svg:y2="16.884cm">
            <text:p/>
          </draw:line>
          <draw:frame draw:style-name="gr4" draw:text-style-name="P8" draw:layer="layout" svg:width="1.4cm" svg:height="0.526cm" draw:transform="rotate (-1.5707963267949) translate (16.214cm 16.685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16.114cm 18.43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15.915cm" svg:y1="19.53cm" svg:x2="15.915cm" svg:y2="19.93cm">
            <text:p/>
          </draw:line>
          <draw:line draw:style-name="gr3" draw:text-style-name="P6" draw:layer="layout" svg:x1="15.915cm" svg:y1="18.03cm" svg:x2="15.915cm" svg:y2="18.43cm">
            <text:p/>
          </draw:line>
          <draw:frame draw:style-name="gr4" draw:text-style-name="P8" draw:layer="layout" svg:width="1.4cm" svg:height="0.526cm" draw:transform="rotate (-1.5707963267949) translate (16.214cm 18.231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16.114cm 19.976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15.915cm" svg:y1="21.076cm" svg:x2="15.915cm" svg:y2="21.476cm">
            <text:p/>
          </draw:line>
          <draw:line draw:style-name="gr3" draw:text-style-name="P6" draw:layer="layout" svg:x1="15.915cm" svg:y1="19.576cm" svg:x2="15.915cm" svg:y2="19.976cm">
            <text:p/>
          </draw:line>
          <draw:frame draw:style-name="gr4" draw:text-style-name="P8" draw:layer="layout" svg:width="1.4cm" svg:height="0.526cm" draw:transform="rotate (-1.5707963267949) translate (16.214cm 19.777cm)">
            <draw:text-box>
              <text:p text:style-name="P7"><text:span text:style-name="T1">Re</text:span><text:span text:style-name="T1">sis</text:span><text:span text:style-name="T1">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16.114cm 21.521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15.915cm" svg:y1="22.621cm" svg:x2="15.915cm" svg:y2="23.021cm">
            <text:p/>
          </draw:line>
          <draw:line draw:style-name="gr3" draw:text-style-name="P6" draw:layer="layout" svg:x1="15.915cm" svg:y1="21.121cm" svg:x2="15.915cm" svg:y2="21.521cm">
            <text:p/>
          </draw:line>
          <draw:frame draw:style-name="gr4" draw:text-style-name="P8" draw:layer="layout" svg:width="1.4cm" svg:height="0.526cm" draw:transform="rotate (-1.5707963267949) translate (16.214cm 21.322cm)">
            <draw:text-box>
              <text:p text:style-name="P7"><text:span text:style-name="T1">Resi</text:span><text:span text:style-name="T1">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16.114cm 23.065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15.915cm" svg:y1="24.165cm" svg:x2="15.915cm" svg:y2="24.565cm">
            <text:p/>
          </draw:line>
          <draw:line draw:style-name="gr3" draw:text-style-name="P6" draw:layer="layout" svg:x1="15.915cm" svg:y1="22.665cm" svg:x2="15.915cm" svg:y2="23.065cm">
            <text:p/>
          </draw:line>
          <draw:frame draw:style-name="gr4" draw:text-style-name="P8" draw:layer="layout" svg:width="1.4cm" svg:height="0.526cm" draw:transform="rotate (-1.5707963267949) translate (16.214cm 22.866cm)">
            <draw:text-box>
              <text:p text:style-name="P7"><text:span text:style-name="T1">Resisto</text:span><text:span text:style-name="T1">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5.314cm 6.065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5.115cm" svg:y1="7.165cm" svg:x2="5.115cm" svg:y2="7.565cm">
            <text:p/>
          </draw:line>
          <draw:line draw:style-name="gr3" draw:text-style-name="P6" draw:layer="layout" svg:x1="5.115cm" svg:y1="5.665cm" svg:x2="5.115cm" svg:y2="6.065cm">
            <text:p/>
          </draw:line>
          <draw:frame draw:style-name="gr4" draw:text-style-name="P8" draw:layer="layout" svg:width="1.4cm" svg:height="0.526cm" draw:transform="rotate (-1.5707963267949) translate (5.414cm 5.866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5.314cm 7.611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5.115cm" svg:y1="8.711cm" svg:x2="5.115cm" svg:y2="9.111cm">
            <text:p/>
          </draw:line>
          <draw:line draw:style-name="gr3" draw:text-style-name="P6" draw:layer="layout" svg:x1="5.115cm" svg:y1="7.211cm" svg:x2="5.115cm" svg:y2="7.611cm">
            <text:p/>
          </draw:line>
          <draw:frame draw:style-name="gr4" draw:text-style-name="P8" draw:layer="layout" svg:width="1.4cm" svg:height="0.526cm" draw:transform="rotate (-1.5707963267949) translate (5.414cm 7.412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5.314cm 9.156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5.115cm" svg:y1="10.256cm" svg:x2="5.115cm" svg:y2="10.656cm">
            <text:p/>
          </draw:line>
          <draw:line draw:style-name="gr3" draw:text-style-name="P6" draw:layer="layout" svg:x1="5.115cm" svg:y1="8.756cm" svg:x2="5.115cm" svg:y2="9.156cm">
            <text:p/>
          </draw:line>
          <draw:frame draw:style-name="gr4" draw:text-style-name="P8" draw:layer="layout" svg:width="1.4cm" svg:height="0.526cm" draw:transform="rotate (-1.5707963267949) translate (5.414cm 8.957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5.314cm 10.702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5.115cm" svg:y1="11.802cm" svg:x2="5.115cm" svg:y2="12.202cm">
            <text:p/>
          </draw:line>
          <draw:line draw:style-name="gr3" draw:text-style-name="P6" draw:layer="layout" svg:x1="5.115cm" svg:y1="10.302cm" svg:x2="5.115cm" svg:y2="10.702cm">
            <text:p/>
          </draw:line>
          <draw:frame draw:style-name="gr4" draw:text-style-name="P8" draw:layer="layout" svg:width="1.4cm" svg:height="0.526cm" draw:transform="rotate (-1.5707963267949) translate (5.414cm 10.503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5.314cm 12.248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5.115cm" svg:y1="13.348cm" svg:x2="5.115cm" svg:y2="13.748cm">
            <text:p/>
          </draw:line>
          <draw:line draw:style-name="gr3" draw:text-style-name="P6" draw:layer="layout" svg:x1="5.115cm" svg:y1="11.848cm" svg:x2="5.115cm" svg:y2="12.248cm">
            <text:p/>
          </draw:line>
          <draw:frame draw:style-name="gr4" draw:text-style-name="P8" draw:layer="layout" svg:width="1.4cm" svg:height="0.526cm" draw:transform="rotate (-1.5707963267949) translate (5.414cm 12.049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5.314cm 13.793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5.115cm" svg:y1="14.893cm" svg:x2="5.115cm" svg:y2="15.293cm">
            <text:p/>
          </draw:line>
          <draw:line draw:style-name="gr3" draw:text-style-name="P6" draw:layer="layout" svg:x1="5.115cm" svg:y1="13.393cm" svg:x2="5.115cm" svg:y2="13.793cm">
            <text:p/>
          </draw:line>
          <draw:frame draw:style-name="gr4" draw:text-style-name="P8" draw:layer="layout" svg:width="1.4cm" svg:height="0.526cm" draw:transform="rotate (-1.5707963267949) translate (5.414cm 13.594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5.314cm 15.339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5.115cm" svg:y1="16.439cm" svg:x2="5.115cm" svg:y2="16.839cm">
            <text:p/>
          </draw:line>
          <draw:line draw:style-name="gr3" draw:text-style-name="P6" draw:layer="layout" svg:x1="5.115cm" svg:y1="14.939cm" svg:x2="5.115cm" svg:y2="15.339cm">
            <text:p/>
          </draw:line>
          <draw:frame draw:style-name="gr4" draw:text-style-name="P8" draw:layer="layout" svg:width="1.4cm" svg:height="0.526cm" draw:transform="rotate (-1.5707963267949) translate (5.414cm 15.14cm)">
            <draw:text-box>
              <text:p text:style-name="P7"><text:span text:style-name="T1">R</text:span><text:span text:style-name="T1">e</text:span><text:span text:style-name="T1">s</text:span><text:span text:style-name="T1">i</text:span><text:span text:style-name="T1">s</text:span><text:span text:style-name="T1">t</text:span><text:span text:style-name="T1">o</text:span><text:span text:style-name="T1">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5.314cm 16.884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5.115cm" svg:y1="17.984cm" svg:x2="5.115cm" svg:y2="18.384cm">
            <text:p/>
          </draw:line>
          <draw:line draw:style-name="gr3" draw:text-style-name="P6" draw:layer="layout" svg:x1="5.115cm" svg:y1="16.484cm" svg:x2="5.115cm" svg:y2="16.884cm">
            <text:p/>
          </draw:line>
          <draw:frame draw:style-name="gr4" draw:text-style-name="P8" draw:layer="layout" svg:width="1.4cm" svg:height="0.526cm" draw:transform="rotate (-1.5707963267949) translate (5.414cm 16.685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5.314cm 18.43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5.115cm" svg:y1="19.53cm" svg:x2="5.115cm" svg:y2="19.93cm">
            <text:p/>
          </draw:line>
          <draw:line draw:style-name="gr3" draw:text-style-name="P6" draw:layer="layout" svg:x1="5.115cm" svg:y1="18.03cm" svg:x2="5.115cm" svg:y2="18.43cm">
            <text:p/>
          </draw:line>
          <draw:frame draw:style-name="gr4" draw:text-style-name="P8" draw:layer="layout" svg:width="1.4cm" svg:height="0.526cm" draw:transform="rotate (-1.5707963267949) translate (5.414cm 18.231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5.314cm 19.976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5.115cm" svg:y1="21.076cm" svg:x2="5.115cm" svg:y2="21.476cm">
            <text:p/>
          </draw:line>
          <draw:line draw:style-name="gr3" draw:text-style-name="P6" draw:layer="layout" svg:x1="5.115cm" svg:y1="19.576cm" svg:x2="5.115cm" svg:y2="19.976cm">
            <text:p/>
          </draw:line>
          <draw:frame draw:style-name="gr4" draw:text-style-name="P8" draw:layer="layout" svg:width="1.4cm" svg:height="0.526cm" draw:transform="rotate (-1.5707963267949) translate (5.414cm 19.777cm)">
            <draw:text-box>
              <text:p text:style-name="P7"><text:span text:style-name="T1">R</text:span><text:span text:style-name="T1">e</text:span><text:span text:style-name="T1">s</text:span><text:span text:style-name="T1">i</text:span><text:span text:style-name="T1">s</text:span><text:span text:style-name="T1">t</text:span><text:span text:style-name="T1">o</text:span><text:span text:style-name="T1">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5.314cm 21.521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5.115cm" svg:y1="22.621cm" svg:x2="5.115cm" svg:y2="23.021cm">
            <text:p/>
          </draw:line>
          <draw:line draw:style-name="gr3" draw:text-style-name="P6" draw:layer="layout" svg:x1="5.115cm" svg:y1="21.121cm" svg:x2="5.115cm" svg:y2="21.521cm">
            <text:p/>
          </draw:line>
          <draw:frame draw:style-name="gr4" draw:text-style-name="P8" draw:layer="layout" svg:width="1.4cm" svg:height="0.526cm" draw:transform="rotate (-1.5707963267949) translate (5.414cm 21.322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5.314cm 23.065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5.115cm" svg:y1="24.165cm" svg:x2="5.115cm" svg:y2="24.565cm">
            <text:p/>
          </draw:line>
          <draw:line draw:style-name="gr3" draw:text-style-name="P6" draw:layer="layout" svg:x1="5.115cm" svg:y1="22.665cm" svg:x2="5.115cm" svg:y2="23.065cm">
            <text:p/>
          </draw:line>
          <draw:frame draw:style-name="gr4" draw:text-style-name="P8" draw:layer="layout" svg:width="1.4cm" svg:height="0.526cm" draw:transform="rotate (-1.5707963267949) translate (5.414cm 22.866cm)">
            <draw:text-box>
              <text:p text:style-name="P7"><text:span text:style-name="T1">R</text:span><text:span text:style-name="T1">e</text:span><text:span text:style-name="T1">s</text:span><text:span text:style-name="T1">i</text:span><text:span text:style-name="T1">s</text:span><text:span text:style-name="T1">t</text:span><text:span text:style-name="T1">o</text:span><text:span text:style-name="T1">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6.114cm 7.611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5.915cm" svg:y1="8.711cm" svg:x2="5.915cm" svg:y2="9.111cm">
            <text:p/>
          </draw:line>
          <draw:line draw:style-name="gr3" draw:text-style-name="P6" draw:layer="layout" svg:x1="5.915cm" svg:y1="7.211cm" svg:x2="5.915cm" svg:y2="7.611cm">
            <text:p/>
          </draw:line>
          <draw:frame draw:style-name="gr4" draw:text-style-name="P8" draw:layer="layout" svg:width="1.4cm" svg:height="0.526cm" draw:transform="rotate (-1.5707963267949) translate (6.214cm 7.412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6.114cm 9.156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5.915cm" svg:y1="10.256cm" svg:x2="5.915cm" svg:y2="10.656cm">
            <text:p/>
          </draw:line>
          <draw:line draw:style-name="gr3" draw:text-style-name="P6" draw:layer="layout" svg:x1="5.915cm" svg:y1="8.756cm" svg:x2="5.915cm" svg:y2="9.156cm">
            <text:p/>
          </draw:line>
          <draw:frame draw:style-name="gr4" draw:text-style-name="P8" draw:layer="layout" svg:width="1.4cm" svg:height="0.526cm" draw:transform="rotate (-1.5707963267949) translate (6.214cm 8.957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6.114cm 10.702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5.915cm" svg:y1="11.802cm" svg:x2="5.915cm" svg:y2="12.202cm">
            <text:p/>
          </draw:line>
          <draw:line draw:style-name="gr3" draw:text-style-name="P6" draw:layer="layout" svg:x1="5.915cm" svg:y1="10.302cm" svg:x2="5.915cm" svg:y2="10.702cm">
            <text:p/>
          </draw:line>
          <draw:frame draw:style-name="gr4" draw:text-style-name="P8" draw:layer="layout" svg:width="1.4cm" svg:height="0.526cm" draw:transform="rotate (-1.5707963267949) translate (6.214cm 10.503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6.114cm 12.248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5.915cm" svg:y1="13.348cm" svg:x2="5.915cm" svg:y2="13.748cm">
            <text:p/>
          </draw:line>
          <draw:line draw:style-name="gr3" draw:text-style-name="P6" draw:layer="layout" svg:x1="5.915cm" svg:y1="11.848cm" svg:x2="5.915cm" svg:y2="12.248cm">
            <text:p/>
          </draw:line>
          <draw:frame draw:style-name="gr4" draw:text-style-name="P8" draw:layer="layout" svg:width="1.4cm" svg:height="0.526cm" draw:transform="rotate (-1.5707963267949) translate (6.214cm 12.049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6.114cm 13.793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5.915cm" svg:y1="14.893cm" svg:x2="5.915cm" svg:y2="15.293cm">
            <text:p/>
          </draw:line>
          <draw:line draw:style-name="gr3" draw:text-style-name="P6" draw:layer="layout" svg:x1="5.915cm" svg:y1="13.393cm" svg:x2="5.915cm" svg:y2="13.793cm">
            <text:p/>
          </draw:line>
          <draw:frame draw:style-name="gr4" draw:text-style-name="P8" draw:layer="layout" svg:width="1.4cm" svg:height="0.526cm" draw:transform="rotate (-1.5707963267949) translate (6.214cm 13.594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6.114cm 15.339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5.915cm" svg:y1="16.439cm" svg:x2="5.915cm" svg:y2="16.839cm">
            <text:p/>
          </draw:line>
          <draw:line draw:style-name="gr3" draw:text-style-name="P6" draw:layer="layout" svg:x1="5.915cm" svg:y1="14.939cm" svg:x2="5.915cm" svg:y2="15.339cm">
            <text:p/>
          </draw:line>
          <draw:frame draw:style-name="gr4" draw:text-style-name="P8" draw:layer="layout" svg:width="1.4cm" svg:height="0.526cm" draw:transform="rotate (-1.5707963267949) translate (6.214cm 15.14cm)">
            <draw:text-box>
              <text:p text:style-name="P7"><text:span text:style-name="T1">Resisto</text:span><text:span text:style-name="T1">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6.114cm 16.884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5.915cm" svg:y1="17.984cm" svg:x2="5.915cm" svg:y2="18.384cm">
            <text:p/>
          </draw:line>
          <draw:line draw:style-name="gr3" draw:text-style-name="P6" draw:layer="layout" svg:x1="5.915cm" svg:y1="16.484cm" svg:x2="5.915cm" svg:y2="16.884cm">
            <text:p/>
          </draw:line>
          <draw:frame draw:style-name="gr4" draw:text-style-name="P8" draw:layer="layout" svg:width="1.4cm" svg:height="0.526cm" draw:transform="rotate (-1.5707963267949) translate (6.214cm 16.685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6.114cm 18.43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5.915cm" svg:y1="19.53cm" svg:x2="5.915cm" svg:y2="19.93cm">
            <text:p/>
          </draw:line>
          <draw:line draw:style-name="gr3" draw:text-style-name="P6" draw:layer="layout" svg:x1="5.915cm" svg:y1="18.03cm" svg:x2="5.915cm" svg:y2="18.43cm">
            <text:p/>
          </draw:line>
          <draw:frame draw:style-name="gr4" draw:text-style-name="P8" draw:layer="layout" svg:width="1.4cm" svg:height="0.526cm" draw:transform="rotate (-1.5707963267949) translate (6.214cm 18.231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6.114cm 19.976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5.915cm" svg:y1="21.076cm" svg:x2="5.915cm" svg:y2="21.476cm">
            <text:p/>
          </draw:line>
          <draw:line draw:style-name="gr3" draw:text-style-name="P6" draw:layer="layout" svg:x1="5.915cm" svg:y1="19.576cm" svg:x2="5.915cm" svg:y2="19.976cm">
            <text:p/>
          </draw:line>
          <draw:frame draw:style-name="gr4" draw:text-style-name="P8" draw:layer="layout" svg:width="1.4cm" svg:height="0.526cm" draw:transform="rotate (-1.5707963267949) translate (6.214cm 19.777cm)">
            <draw:text-box>
              <text:p text:style-name="P7"><text:span text:style-name="T1">R</text:span><text:span text:style-name="T1">e</text:span><text:span text:style-name="T1">s</text:span><text:span text:style-name="T1">i</text:span><text:span text:style-name="T1">s</text:span><text:span text:style-name="T1">t</text:span><text:span text:style-name="T1">o</text:span><text:span text:style-name="T1">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6.114cm 21.521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5.915cm" svg:y1="22.621cm" svg:x2="5.915cm" svg:y2="23.021cm">
            <text:p/>
          </draw:line>
          <draw:line draw:style-name="gr3" draw:text-style-name="P6" draw:layer="layout" svg:x1="5.915cm" svg:y1="21.121cm" svg:x2="5.915cm" svg:y2="21.521cm">
            <text:p/>
          </draw:line>
          <draw:frame draw:style-name="gr4" draw:text-style-name="P8" draw:layer="layout" svg:width="1.4cm" svg:height="0.526cm" draw:transform="rotate (-1.5707963267949) translate (6.214cm 21.322cm)">
            <draw:text-box>
              <text:p text:style-name="P7"><text:span text:style-name="T1">Resisto</text:span><text:span text:style-name="T1">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6.114cm 23.065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5.915cm" svg:y1="24.165cm" svg:x2="5.915cm" svg:y2="24.565cm">
            <text:p/>
          </draw:line>
          <draw:line draw:style-name="gr3" draw:text-style-name="P6" draw:layer="layout" svg:x1="5.915cm" svg:y1="22.665cm" svg:x2="5.915cm" svg:y2="23.065cm">
            <text:p/>
          </draw:line>
          <draw:frame draw:style-name="gr4" draw:text-style-name="P8" draw:layer="layout" svg:width="1.4cm" svg:height="0.526cm" draw:transform="rotate (-1.5707963267949) translate (6.214cm 22.866cm)">
            <draw:text-box>
              <text:p text:style-name="P7"><text:span text:style-name="T1">Resi</text:span><text:span text:style-name="T1">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15.314cm 7.611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15.115cm" svg:y1="8.711cm" svg:x2="15.115cm" svg:y2="9.111cm">
            <text:p/>
          </draw:line>
          <draw:line draw:style-name="gr3" draw:text-style-name="P6" draw:layer="layout" svg:x1="15.115cm" svg:y1="7.211cm" svg:x2="15.115cm" svg:y2="7.611cm">
            <text:p/>
          </draw:line>
          <draw:frame draw:style-name="gr4" draw:text-style-name="P8" draw:layer="layout" svg:width="1.4cm" svg:height="0.526cm" draw:transform="rotate (-1.5707963267949) translate (15.414cm 7.412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15.314cm 9.156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15.115cm" svg:y1="10.256cm" svg:x2="15.115cm" svg:y2="10.656cm">
            <text:p/>
          </draw:line>
          <draw:line draw:style-name="gr3" draw:text-style-name="P6" draw:layer="layout" svg:x1="15.115cm" svg:y1="8.756cm" svg:x2="15.115cm" svg:y2="9.156cm">
            <text:p/>
          </draw:line>
          <draw:frame draw:style-name="gr4" draw:text-style-name="P8" draw:layer="layout" svg:width="1.4cm" svg:height="0.526cm" draw:transform="rotate (-1.5707963267949) translate (15.414cm 8.957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15.314cm 10.702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15.115cm" svg:y1="11.802cm" svg:x2="15.115cm" svg:y2="12.202cm">
            <text:p/>
          </draw:line>
          <draw:line draw:style-name="gr3" draw:text-style-name="P6" draw:layer="layout" svg:x1="15.115cm" svg:y1="10.302cm" svg:x2="15.115cm" svg:y2="10.702cm">
            <text:p/>
          </draw:line>
          <draw:frame draw:style-name="gr4" draw:text-style-name="P8" draw:layer="layout" svg:width="1.4cm" svg:height="0.526cm" draw:transform="rotate (-1.5707963267949) translate (15.414cm 10.503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15.314cm 12.248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15.115cm" svg:y1="13.348cm" svg:x2="15.115cm" svg:y2="13.748cm">
            <text:p/>
          </draw:line>
          <draw:line draw:style-name="gr3" draw:text-style-name="P6" draw:layer="layout" svg:x1="15.115cm" svg:y1="11.848cm" svg:x2="15.115cm" svg:y2="12.248cm">
            <text:p/>
          </draw:line>
          <draw:frame draw:style-name="gr4" draw:text-style-name="P8" draw:layer="layout" svg:width="1.4cm" svg:height="0.526cm" draw:transform="rotate (-1.5707963267949) translate (15.414cm 12.049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15.314cm 13.793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15.115cm" svg:y1="14.893cm" svg:x2="15.115cm" svg:y2="15.293cm">
            <text:p/>
          </draw:line>
          <draw:line draw:style-name="gr3" draw:text-style-name="P6" draw:layer="layout" svg:x1="15.115cm" svg:y1="13.393cm" svg:x2="15.115cm" svg:y2="13.793cm">
            <text:p/>
          </draw:line>
          <draw:frame draw:style-name="gr4" draw:text-style-name="P8" draw:layer="layout" svg:width="1.4cm" svg:height="0.526cm" draw:transform="rotate (-1.5707963267949) translate (15.414cm 13.594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15.314cm 15.339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15.115cm" svg:y1="16.439cm" svg:x2="15.115cm" svg:y2="16.839cm">
            <text:p/>
          </draw:line>
          <draw:line draw:style-name="gr3" draw:text-style-name="P6" draw:layer="layout" svg:x1="15.115cm" svg:y1="14.939cm" svg:x2="15.115cm" svg:y2="15.339cm">
            <text:p/>
          </draw:line>
          <draw:frame draw:style-name="gr4" draw:text-style-name="P8" draw:layer="layout" svg:width="1.4cm" svg:height="0.526cm" draw:transform="rotate (-1.5707963267949) translate (15.414cm 15.14cm)">
            <draw:text-box>
              <text:p text:style-name="P7"><text:span text:style-name="T1">R</text:span><text:span text:style-name="T1">e</text:span><text:span text:style-name="T1">s</text:span><text:span text:style-name="T1">i</text:span><text:span text:style-name="T1">s</text:span><text:span text:style-name="T1">t</text:span><text:span text:style-name="T1">o</text:span><text:span text:style-name="T1">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15.314cm 16.884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15.115cm" svg:y1="17.984cm" svg:x2="15.115cm" svg:y2="18.384cm">
            <text:p/>
          </draw:line>
          <draw:line draw:style-name="gr3" draw:text-style-name="P6" draw:layer="layout" svg:x1="15.115cm" svg:y1="16.484cm" svg:x2="15.115cm" svg:y2="16.884cm">
            <text:p/>
          </draw:line>
          <draw:frame draw:style-name="gr4" draw:text-style-name="P8" draw:layer="layout" svg:width="1.4cm" svg:height="0.526cm" draw:transform="rotate (-1.5707963267949) translate (15.414cm 16.685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15.314cm 18.43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15.115cm" svg:y1="19.53cm" svg:x2="15.115cm" svg:y2="19.93cm">
            <text:p/>
          </draw:line>
          <draw:line draw:style-name="gr3" draw:text-style-name="P6" draw:layer="layout" svg:x1="15.115cm" svg:y1="18.03cm" svg:x2="15.115cm" svg:y2="18.43cm">
            <text:p/>
          </draw:line>
          <draw:frame draw:style-name="gr4" draw:text-style-name="P8" draw:layer="layout" svg:width="1.4cm" svg:height="0.526cm" draw:transform="rotate (-1.5707963267949) translate (15.414cm 18.231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15.314cm 19.976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15.115cm" svg:y1="21.076cm" svg:x2="15.115cm" svg:y2="21.476cm">
            <text:p/>
          </draw:line>
          <draw:line draw:style-name="gr3" draw:text-style-name="P6" draw:layer="layout" svg:x1="15.115cm" svg:y1="19.576cm" svg:x2="15.115cm" svg:y2="19.976cm">
            <text:p/>
          </draw:line>
          <draw:frame draw:style-name="gr4" draw:text-style-name="P8" draw:layer="layout" svg:width="1.4cm" svg:height="0.526cm" draw:transform="rotate (-1.5707963267949) translate (15.414cm 19.777cm)">
            <draw:text-box>
              <text:p text:style-name="P7"><text:span text:style-name="T1">Resi</text:span><text:span text:style-name="T1">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15.314cm 21.521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15.115cm" svg:y1="22.621cm" svg:x2="15.115cm" svg:y2="23.021cm">
            <text:p/>
          </draw:line>
          <draw:line draw:style-name="gr3" draw:text-style-name="P6" draw:layer="layout" svg:x1="15.115cm" svg:y1="21.121cm" svg:x2="15.115cm" svg:y2="21.521cm">
            <text:p/>
          </draw:line>
          <draw:frame draw:style-name="gr4" draw:text-style-name="P8" draw:layer="layout" svg:width="1.4cm" svg:height="0.526cm" draw:transform="rotate (-1.5707963267949) translate (15.414cm 21.322cm)">
            <draw:text-box>
              <text:p text:style-name="P7"><text:span text:style-name="T1">R</text:span><text:span text:style-name="T1">e</text:span><text:span text:style-name="T1">s</text:span><text:span text:style-name="T1">i</text:span><text:span text:style-name="T1">s</text:span><text:span text:style-name="T1">t</text:span><text:span text:style-name="T1">o</text:span><text:span text:style-name="T1">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15.314cm 23.065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15.115cm" svg:y1="24.165cm" svg:x2="15.115cm" svg:y2="24.565cm">
            <text:p/>
          </draw:line>
          <draw:line draw:style-name="gr3" draw:text-style-name="P6" draw:layer="layout" svg:x1="15.115cm" svg:y1="22.665cm" svg:x2="15.115cm" svg:y2="23.065cm">
            <text:p/>
          </draw:line>
          <draw:frame draw:style-name="gr4" draw:text-style-name="P8" draw:layer="layout" svg:width="1.4cm" svg:height="0.526cm" draw:transform="rotate (-1.5707963267949) translate (15.414cm 22.866cm)">
            <draw:text-box>
              <text:p text:style-name="P7"><text:span text:style-name="T1">R</text:span><text:span text:style-name="T1">e</text:span><text:span text:style-name="T1">s</text:span><text:span text:style-name="T1">i</text:span><text:span text:style-name="T1">s</text:span><text:span text:style-name="T1">t</text:span><text:span text:style-name="T1">o</text:span><text:span text:style-name="T1">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6.814cm 7.611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6.615cm" svg:y1="8.711cm" svg:x2="6.615cm" svg:y2="9.111cm">
            <text:p/>
          </draw:line>
          <draw:line draw:style-name="gr3" draw:text-style-name="P6" draw:layer="layout" svg:x1="6.615cm" svg:y1="7.211cm" svg:x2="6.615cm" svg:y2="7.611cm">
            <text:p/>
          </draw:line>
          <draw:frame draw:style-name="gr4" draw:text-style-name="P8" draw:layer="layout" svg:width="1.4cm" svg:height="0.526cm" draw:transform="rotate (-1.5707963267949) translate (6.914cm 7.412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6.814cm 9.156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6.615cm" svg:y1="10.256cm" svg:x2="6.615cm" svg:y2="10.656cm">
            <text:p/>
          </draw:line>
          <draw:line draw:style-name="gr3" draw:text-style-name="P6" draw:layer="layout" svg:x1="6.615cm" svg:y1="8.756cm" svg:x2="6.615cm" svg:y2="9.156cm">
            <text:p/>
          </draw:line>
          <draw:frame draw:style-name="gr4" draw:text-style-name="P8" draw:layer="layout" svg:width="1.4cm" svg:height="0.526cm" draw:transform="rotate (-1.5707963267949) translate (6.914cm 8.957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6.814cm 10.702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6.615cm" svg:y1="11.802cm" svg:x2="6.615cm" svg:y2="12.202cm">
            <text:p/>
          </draw:line>
          <draw:line draw:style-name="gr3" draw:text-style-name="P6" draw:layer="layout" svg:x1="6.615cm" svg:y1="10.302cm" svg:x2="6.615cm" svg:y2="10.702cm">
            <text:p/>
          </draw:line>
          <draw:frame draw:style-name="gr4" draw:text-style-name="P8" draw:layer="layout" svg:width="1.4cm" svg:height="0.526cm" draw:transform="rotate (-1.5707963267949) translate (6.914cm 10.503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6.814cm 12.248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6.615cm" svg:y1="13.348cm" svg:x2="6.615cm" svg:y2="13.748cm">
            <text:p/>
          </draw:line>
          <draw:line draw:style-name="gr3" draw:text-style-name="P6" draw:layer="layout" svg:x1="6.615cm" svg:y1="11.848cm" svg:x2="6.615cm" svg:y2="12.248cm">
            <text:p/>
          </draw:line>
          <draw:frame draw:style-name="gr4" draw:text-style-name="P8" draw:layer="layout" svg:width="1.4cm" svg:height="0.526cm" draw:transform="rotate (-1.5707963267949) translate (6.914cm 12.049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6.814cm 13.793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6.615cm" svg:y1="14.893cm" svg:x2="6.615cm" svg:y2="15.293cm">
            <text:p/>
          </draw:line>
          <draw:line draw:style-name="gr3" draw:text-style-name="P6" draw:layer="layout" svg:x1="6.615cm" svg:y1="13.393cm" svg:x2="6.615cm" svg:y2="13.793cm">
            <text:p/>
          </draw:line>
          <draw:frame draw:style-name="gr4" draw:text-style-name="P8" draw:layer="layout" svg:width="1.4cm" svg:height="0.526cm" draw:transform="rotate (-1.5707963267949) translate (6.914cm 13.594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6.814cm 15.339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6.615cm" svg:y1="16.439cm" svg:x2="6.615cm" svg:y2="16.839cm">
            <text:p/>
          </draw:line>
          <draw:line draw:style-name="gr3" draw:text-style-name="P6" draw:layer="layout" svg:x1="6.615cm" svg:y1="14.939cm" svg:x2="6.615cm" svg:y2="15.339cm">
            <text:p/>
          </draw:line>
          <draw:frame draw:style-name="gr4" draw:text-style-name="P8" draw:layer="layout" svg:width="1.4cm" svg:height="0.526cm" draw:transform="rotate (-1.5707963267949) translate (6.914cm 15.14cm)">
            <draw:text-box>
              <text:p text:style-name="P7"><text:span text:style-name="T1">R</text:span><text:span text:style-name="T1">e</text:span><text:span text:style-name="T1">s</text:span><text:span text:style-name="T1">i</text:span><text:span text:style-name="T1">s</text:span><text:span text:style-name="T1">t</text:span><text:span text:style-name="T1">o</text:span><text:span text:style-name="T1">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6.814cm 16.884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6.615cm" svg:y1="17.984cm" svg:x2="6.615cm" svg:y2="18.384cm">
            <text:p/>
          </draw:line>
          <draw:line draw:style-name="gr3" draw:text-style-name="P6" draw:layer="layout" svg:x1="6.615cm" svg:y1="16.484cm" svg:x2="6.615cm" svg:y2="16.884cm">
            <text:p/>
          </draw:line>
          <draw:frame draw:style-name="gr4" draw:text-style-name="P8" draw:layer="layout" svg:width="1.4cm" svg:height="0.526cm" draw:transform="rotate (-1.5707963267949) translate (6.914cm 16.685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6.814cm 18.43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6.615cm" svg:y1="19.53cm" svg:x2="6.615cm" svg:y2="19.93cm">
            <text:p/>
          </draw:line>
          <draw:line draw:style-name="gr3" draw:text-style-name="P6" draw:layer="layout" svg:x1="6.615cm" svg:y1="18.03cm" svg:x2="6.615cm" svg:y2="18.43cm">
            <text:p/>
          </draw:line>
          <draw:frame draw:style-name="gr4" draw:text-style-name="P8" draw:layer="layout" svg:width="1.4cm" svg:height="0.526cm" draw:transform="rotate (-1.5707963267949) translate (6.914cm 18.231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6.814cm 19.976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6.615cm" svg:y1="21.076cm" svg:x2="6.615cm" svg:y2="21.476cm">
            <text:p/>
          </draw:line>
          <draw:line draw:style-name="gr3" draw:text-style-name="P6" draw:layer="layout" svg:x1="6.615cm" svg:y1="19.576cm" svg:x2="6.615cm" svg:y2="19.976cm">
            <text:p/>
          </draw:line>
          <draw:frame draw:style-name="gr4" draw:text-style-name="P8" draw:layer="layout" svg:width="1.4cm" svg:height="0.526cm" draw:transform="rotate (-1.5707963267949) translate (6.914cm 19.777cm)">
            <draw:text-box>
              <text:p text:style-name="P7"><text:span text:style-name="T1">Resi</text:span><text:span text:style-name="T1">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6.814cm 21.521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6.615cm" svg:y1="22.621cm" svg:x2="6.615cm" svg:y2="23.021cm">
            <text:p/>
          </draw:line>
          <draw:line draw:style-name="gr3" draw:text-style-name="P6" draw:layer="layout" svg:x1="6.615cm" svg:y1="21.121cm" svg:x2="6.615cm" svg:y2="21.521cm">
            <text:p/>
          </draw:line>
          <draw:frame draw:style-name="gr4" draw:text-style-name="P8" draw:layer="layout" svg:width="1.4cm" svg:height="0.526cm" draw:transform="rotate (-1.5707963267949) translate (6.914cm 21.322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6.814cm 23.065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6.615cm" svg:y1="24.165cm" svg:x2="6.615cm" svg:y2="24.565cm">
            <text:p/>
          </draw:line>
          <draw:line draw:style-name="gr3" draw:text-style-name="P6" draw:layer="layout" svg:x1="6.615cm" svg:y1="22.665cm" svg:x2="6.615cm" svg:y2="23.065cm">
            <text:p/>
          </draw:line>
          <draw:frame draw:style-name="gr4" draw:text-style-name="P8" draw:layer="layout" svg:width="1.4cm" svg:height="0.526cm" draw:transform="rotate (-1.5707963267949) translate (6.914cm 22.866cm)">
            <draw:text-box>
              <text:p text:style-name="P7"><text:span text:style-name="T1">R</text:span><text:span text:style-name="T1">e</text:span><text:span text:style-name="T1">s</text:span><text:span text:style-name="T1">i</text:span><text:span text:style-name="T1">s</text:span><text:span text:style-name="T1">t</text:span><text:span text:style-name="T1">o</text:span><text:span text:style-name="T1">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15.314cm 7.611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15.115cm" svg:y1="8.711cm" svg:x2="15.115cm" svg:y2="9.111cm">
            <text:p/>
          </draw:line>
          <draw:line draw:style-name="gr3" draw:text-style-name="P6" draw:layer="layout" svg:x1="15.115cm" svg:y1="7.211cm" svg:x2="15.115cm" svg:y2="7.611cm">
            <text:p/>
          </draw:line>
          <draw:frame draw:style-name="gr4" draw:text-style-name="P8" draw:layer="layout" svg:width="1.4cm" svg:height="0.526cm" draw:transform="rotate (-1.5707963267949) translate (15.414cm 7.412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15.314cm 9.156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15.115cm" svg:y1="10.256cm" svg:x2="15.115cm" svg:y2="10.656cm">
            <text:p/>
          </draw:line>
          <draw:line draw:style-name="gr3" draw:text-style-name="P6" draw:layer="layout" svg:x1="15.115cm" svg:y1="8.756cm" svg:x2="15.115cm" svg:y2="9.156cm">
            <text:p/>
          </draw:line>
          <draw:frame draw:style-name="gr4" draw:text-style-name="P8" draw:layer="layout" svg:width="1.4cm" svg:height="0.526cm" draw:transform="rotate (-1.5707963267949) translate (15.414cm 8.957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15.314cm 10.702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15.115cm" svg:y1="11.802cm" svg:x2="15.115cm" svg:y2="12.202cm">
            <text:p/>
          </draw:line>
          <draw:line draw:style-name="gr3" draw:text-style-name="P6" draw:layer="layout" svg:x1="15.115cm" svg:y1="10.302cm" svg:x2="15.115cm" svg:y2="10.702cm">
            <text:p/>
          </draw:line>
          <draw:frame draw:style-name="gr4" draw:text-style-name="P8" draw:layer="layout" svg:width="1.4cm" svg:height="0.526cm" draw:transform="rotate (-1.5707963267949) translate (15.414cm 10.503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15.314cm 12.248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15.115cm" svg:y1="13.348cm" svg:x2="15.115cm" svg:y2="13.748cm">
            <text:p/>
          </draw:line>
          <draw:line draw:style-name="gr3" draw:text-style-name="P6" draw:layer="layout" svg:x1="15.115cm" svg:y1="11.848cm" svg:x2="15.115cm" svg:y2="12.248cm">
            <text:p/>
          </draw:line>
          <draw:frame draw:style-name="gr4" draw:text-style-name="P8" draw:layer="layout" svg:width="1.4cm" svg:height="0.526cm" draw:transform="rotate (-1.5707963267949) translate (15.414cm 12.049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15.314cm 13.793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15.115cm" svg:y1="14.893cm" svg:x2="15.115cm" svg:y2="15.293cm">
            <text:p/>
          </draw:line>
          <draw:line draw:style-name="gr3" draw:text-style-name="P6" draw:layer="layout" svg:x1="15.115cm" svg:y1="13.393cm" svg:x2="15.115cm" svg:y2="13.793cm">
            <text:p/>
          </draw:line>
          <draw:frame draw:style-name="gr4" draw:text-style-name="P8" draw:layer="layout" svg:width="1.4cm" svg:height="0.526cm" draw:transform="rotate (-1.5707963267949) translate (15.414cm 13.594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15.314cm 15.339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15.115cm" svg:y1="16.439cm" svg:x2="15.115cm" svg:y2="16.839cm">
            <text:p/>
          </draw:line>
          <draw:line draw:style-name="gr3" draw:text-style-name="P6" draw:layer="layout" svg:x1="15.115cm" svg:y1="14.939cm" svg:x2="15.115cm" svg:y2="15.339cm">
            <text:p/>
          </draw:line>
          <draw:frame draw:style-name="gr4" draw:text-style-name="P8" draw:layer="layout" svg:width="1.4cm" svg:height="0.526cm" draw:transform="rotate (-1.5707963267949) translate (15.414cm 15.14cm)">
            <draw:text-box>
              <text:p text:style-name="P7"><text:span text:style-name="T1">R</text:span><text:span text:style-name="T1">e</text:span><text:span text:style-name="T1">s</text:span><text:span text:style-name="T1">i</text:span><text:span text:style-name="T1">s</text:span><text:span text:style-name="T1">t</text:span><text:span text:style-name="T1">o</text:span><text:span text:style-name="T1">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15.314cm 16.884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15.115cm" svg:y1="17.984cm" svg:x2="15.115cm" svg:y2="18.384cm">
            <text:p/>
          </draw:line>
          <draw:line draw:style-name="gr3" draw:text-style-name="P6" draw:layer="layout" svg:x1="15.115cm" svg:y1="16.484cm" svg:x2="15.115cm" svg:y2="16.884cm">
            <text:p/>
          </draw:line>
          <draw:frame draw:style-name="gr4" draw:text-style-name="P8" draw:layer="layout" svg:width="1.4cm" svg:height="0.526cm" draw:transform="rotate (-1.5707963267949) translate (15.414cm 16.685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15.314cm 18.43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15.115cm" svg:y1="19.53cm" svg:x2="15.115cm" svg:y2="19.93cm">
            <text:p/>
          </draw:line>
          <draw:line draw:style-name="gr3" draw:text-style-name="P6" draw:layer="layout" svg:x1="15.115cm" svg:y1="18.03cm" svg:x2="15.115cm" svg:y2="18.43cm">
            <text:p/>
          </draw:line>
          <draw:frame draw:style-name="gr4" draw:text-style-name="P8" draw:layer="layout" svg:width="1.4cm" svg:height="0.526cm" draw:transform="rotate (-1.5707963267949) translate (15.414cm 18.231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15.314cm 19.976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15.115cm" svg:y1="21.076cm" svg:x2="15.115cm" svg:y2="21.476cm">
            <text:p/>
          </draw:line>
          <draw:line draw:style-name="gr3" draw:text-style-name="P6" draw:layer="layout" svg:x1="15.115cm" svg:y1="19.576cm" svg:x2="15.115cm" svg:y2="19.976cm">
            <text:p/>
          </draw:line>
          <draw:frame draw:style-name="gr4" draw:text-style-name="P8" draw:layer="layout" svg:width="1.4cm" svg:height="0.526cm" draw:transform="rotate (-1.5707963267949) translate (15.414cm 19.777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15.314cm 21.521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15.115cm" svg:y1="22.621cm" svg:x2="15.115cm" svg:y2="23.021cm">
            <text:p/>
          </draw:line>
          <draw:line draw:style-name="gr3" draw:text-style-name="P6" draw:layer="layout" svg:x1="15.115cm" svg:y1="21.121cm" svg:x2="15.115cm" svg:y2="21.521cm">
            <text:p/>
          </draw:line>
          <draw:frame draw:style-name="gr4" draw:text-style-name="P8" draw:layer="layout" svg:width="1.4cm" svg:height="0.526cm" draw:transform="rotate (-1.5707963267949) translate (15.414cm 21.322cm)">
            <draw:text-box>
              <text:p text:style-name="P7"><text:span text:style-name="T1">R</text:span><text:span text:style-name="T1">e</text:span><text:span text:style-name="T1">s</text:span><text:span text:style-name="T1">i</text:span><text:span text:style-name="T1">s</text:span><text:span text:style-name="T1">t</text:span><text:span text:style-name="T1">o</text:span><text:span text:style-name="T1">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15.314cm 23.065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15.115cm" svg:y1="24.165cm" svg:x2="15.115cm" svg:y2="24.565cm">
            <text:p/>
          </draw:line>
          <draw:line draw:style-name="gr3" draw:text-style-name="P6" draw:layer="layout" svg:x1="15.115cm" svg:y1="22.665cm" svg:x2="15.115cm" svg:y2="23.065cm">
            <text:p/>
          </draw:line>
          <draw:frame draw:style-name="gr4" draw:text-style-name="P8" draw:layer="layout" svg:width="1.4cm" svg:height="0.526cm" draw:transform="rotate (-1.5707963267949) translate (15.414cm 22.866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14.514cm 7.611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14.315cm" svg:y1="8.711cm" svg:x2="14.315cm" svg:y2="9.111cm">
            <text:p/>
          </draw:line>
          <draw:line draw:style-name="gr3" draw:text-style-name="P6" draw:layer="layout" svg:x1="14.315cm" svg:y1="7.211cm" svg:x2="14.315cm" svg:y2="7.611cm">
            <text:p/>
          </draw:line>
          <draw:frame draw:style-name="gr4" draw:text-style-name="P8" draw:layer="layout" svg:width="1.4cm" svg:height="0.526cm" draw:transform="rotate (-1.5707963267949) translate (14.614cm 7.412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14.514cm 9.156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14.315cm" svg:y1="10.256cm" svg:x2="14.315cm" svg:y2="10.656cm">
            <text:p/>
          </draw:line>
          <draw:line draw:style-name="gr3" draw:text-style-name="P6" draw:layer="layout" svg:x1="14.315cm" svg:y1="8.756cm" svg:x2="14.315cm" svg:y2="9.156cm">
            <text:p/>
          </draw:line>
          <draw:frame draw:style-name="gr4" draw:text-style-name="P8" draw:layer="layout" svg:width="1.4cm" svg:height="0.526cm" draw:transform="rotate (-1.5707963267949) translate (14.614cm 8.957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14.514cm 10.702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14.315cm" svg:y1="11.802cm" svg:x2="14.315cm" svg:y2="12.202cm">
            <text:p/>
          </draw:line>
          <draw:line draw:style-name="gr3" draw:text-style-name="P6" draw:layer="layout" svg:x1="14.315cm" svg:y1="10.302cm" svg:x2="14.315cm" svg:y2="10.702cm">
            <text:p/>
          </draw:line>
          <draw:frame draw:style-name="gr4" draw:text-style-name="P8" draw:layer="layout" svg:width="1.4cm" svg:height="0.526cm" draw:transform="rotate (-1.5707963267949) translate (14.614cm 10.503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14.514cm 12.248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14.315cm" svg:y1="13.348cm" svg:x2="14.315cm" svg:y2="13.748cm">
            <text:p/>
          </draw:line>
          <draw:line draw:style-name="gr3" draw:text-style-name="P6" draw:layer="layout" svg:x1="14.315cm" svg:y1="11.848cm" svg:x2="14.315cm" svg:y2="12.248cm">
            <text:p/>
          </draw:line>
          <draw:frame draw:style-name="gr4" draw:text-style-name="P8" draw:layer="layout" svg:width="1.4cm" svg:height="0.526cm" draw:transform="rotate (-1.5707963267949) translate (14.614cm 12.049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14.514cm 13.793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14.315cm" svg:y1="14.893cm" svg:x2="14.315cm" svg:y2="15.293cm">
            <text:p/>
          </draw:line>
          <draw:line draw:style-name="gr3" draw:text-style-name="P6" draw:layer="layout" svg:x1="14.315cm" svg:y1="13.393cm" svg:x2="14.315cm" svg:y2="13.793cm">
            <text:p/>
          </draw:line>
          <draw:frame draw:style-name="gr4" draw:text-style-name="P8" draw:layer="layout" svg:width="1.4cm" svg:height="0.526cm" draw:transform="rotate (-1.5707963267949) translate (14.614cm 13.594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14.514cm 15.339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14.315cm" svg:y1="16.439cm" svg:x2="14.315cm" svg:y2="16.839cm">
            <text:p/>
          </draw:line>
          <draw:line draw:style-name="gr3" draw:text-style-name="P6" draw:layer="layout" svg:x1="14.315cm" svg:y1="14.939cm" svg:x2="14.315cm" svg:y2="15.339cm">
            <text:p/>
          </draw:line>
          <draw:frame draw:style-name="gr4" draw:text-style-name="P8" draw:layer="layout" svg:width="1.4cm" svg:height="0.526cm" draw:transform="rotate (-1.5707963267949) translate (14.614cm 15.14cm)">
            <draw:text-box>
              <text:p text:style-name="P7"><text:span text:style-name="T1">R</text:span><text:span text:style-name="T1">e</text:span><text:span text:style-name="T1">s</text:span><text:span text:style-name="T1">i</text:span><text:span text:style-name="T1">s</text:span><text:span text:style-name="T1">t</text:span><text:span text:style-name="T1">o</text:span><text:span text:style-name="T1">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14.514cm 16.884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14.315cm" svg:y1="17.984cm" svg:x2="14.315cm" svg:y2="18.384cm">
            <text:p/>
          </draw:line>
          <draw:line draw:style-name="gr3" draw:text-style-name="P6" draw:layer="layout" svg:x1="14.315cm" svg:y1="16.484cm" svg:x2="14.315cm" svg:y2="16.884cm">
            <text:p/>
          </draw:line>
          <draw:frame draw:style-name="gr4" draw:text-style-name="P8" draw:layer="layout" svg:width="1.4cm" svg:height="0.526cm" draw:transform="rotate (-1.5707963267949) translate (14.614cm 16.685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14.514cm 18.43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14.315cm" svg:y1="19.53cm" svg:x2="14.315cm" svg:y2="19.93cm">
            <text:p/>
          </draw:line>
          <draw:line draw:style-name="gr3" draw:text-style-name="P6" draw:layer="layout" svg:x1="14.315cm" svg:y1="18.03cm" svg:x2="14.315cm" svg:y2="18.43cm">
            <text:p/>
          </draw:line>
          <draw:frame draw:style-name="gr4" draw:text-style-name="P8" draw:layer="layout" svg:width="1.4cm" svg:height="0.526cm" draw:transform="rotate (-1.5707963267949) translate (14.614cm 18.231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14.514cm 19.976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14.315cm" svg:y1="21.076cm" svg:x2="14.315cm" svg:y2="21.476cm">
            <text:p/>
          </draw:line>
          <draw:line draw:style-name="gr3" draw:text-style-name="P6" draw:layer="layout" svg:x1="14.315cm" svg:y1="19.576cm" svg:x2="14.315cm" svg:y2="19.976cm">
            <text:p/>
          </draw:line>
          <draw:frame draw:style-name="gr4" draw:text-style-name="P8" draw:layer="layout" svg:width="1.4cm" svg:height="0.526cm" draw:transform="rotate (-1.5707963267949) translate (14.614cm 19.777cm)">
            <draw:text-box>
              <text:p text:style-name="P7"><text:span text:style-name="T1">R</text:span><text:span text:style-name="T1">e</text:span><text:span text:style-name="T1">s</text:span><text:span text:style-name="T1">i</text:span><text:span text:style-name="T1">s</text:span><text:span text:style-name="T1">t</text:span><text:span text:style-name="T1">o</text:span><text:span text:style-name="T1">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14.514cm 21.521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14.315cm" svg:y1="22.621cm" svg:x2="14.315cm" svg:y2="23.021cm">
            <text:p/>
          </draw:line>
          <draw:line draw:style-name="gr3" draw:text-style-name="P6" draw:layer="layout" svg:x1="14.315cm" svg:y1="21.121cm" svg:x2="14.315cm" svg:y2="21.521cm">
            <text:p/>
          </draw:line>
          <draw:frame draw:style-name="gr4" draw:text-style-name="P8" draw:layer="layout" svg:width="1.4cm" svg:height="0.526cm" draw:transform="rotate (-1.5707963267949) translate (14.614cm 21.322cm)">
            <draw:text-box>
              <text:p text:style-name="P7"><text:span text:style-name="T1">Resi</text:span><text:span text:style-name="T1">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14.514cm 23.065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14.315cm" svg:y1="24.165cm" svg:x2="14.315cm" svg:y2="24.565cm">
            <text:p/>
          </draw:line>
          <draw:line draw:style-name="gr3" draw:text-style-name="P6" draw:layer="layout" svg:x1="14.315cm" svg:y1="22.665cm" svg:x2="14.315cm" svg:y2="23.065cm">
            <text:p/>
          </draw:line>
          <draw:frame draw:style-name="gr4" draw:text-style-name="P8" draw:layer="layout" svg:width="1.4cm" svg:height="0.526cm" draw:transform="rotate (-1.5707963267949) translate (14.614cm 22.866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2" draw:layer="layout" svg:width="1.1cm" svg:height="0.4cm" svg:x="5.9cm" svg:y="6.237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7cm" svg:y1="6.437cm" svg:x2="7.4cm" svg:y2="6.437cm">
            <text:p/>
          </draw:line>
          <draw:line draw:style-name="gr3" draw:text-style-name="P1" draw:layer="layout" svg:x1="5.5cm" svg:y1="6.437cm" svg:x2="5.9cm" svg:y2="6.437cm">
            <text:p/>
          </draw:line>
          <draw:frame draw:style-name="gr4" draw:text-style-name="P4" draw:layer="layout" svg:width="1.4cm" svg:height="0.526cm" svg:x="5.7cm" svg:y="6.137cm">
            <draw:text-box>
              <text:p text:style-name="P3"><text:span text:style-name="T1">Resistor</text:span></text:p>
            </draw:text-box>
          </draw:frame>
        </draw:g>
        <draw:g>
          <draw:custom-shape draw:style-name="gr2" draw:text-style-name="P2" draw:layer="layout" svg:width="1.1cm" svg:height="0.4cm" svg:x="7.5cm" svg:y="6.2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1" draw:layer="layout" svg:x1="8.6cm" svg:y1="6.437cm" svg:x2="9cm" svg:y2="6.437cm">
            <text:p/>
          </draw:line>
          <draw:line draw:style-name="gr3" draw:text-style-name="P1" draw:layer="layout" svg:x1="7.1cm" svg:y1="6.437cm" svg:x2="7.5cm" svg:y2="6.437cm">
            <text:p/>
          </draw:line>
          <draw:frame draw:style-name="gr5" draw:text-style-name="P4" draw:layer="layout" svg:width="1.4cm" svg:height="0.526cm" svg:x="7.3cm" svg:y="6.137cm">
            <draw:text-box>
              <text:p text:style-name="P3"><text:span text:style-name="T1">Resistor</text:span></text:p>
            </draw:text-box>
          </draw:frame>
        </draw:g>
        <draw:g>
          <draw:custom-shape draw:style-name="gr2" draw:text-style-name="P2" draw:layer="layout" svg:width="1.1cm" svg:height="0.4cm" svg:x="9.101cm" svg:y="6.2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1" draw:layer="layout" svg:x1="10.201cm" svg:y1="6.437cm" svg:x2="10.601cm" svg:y2="6.437cm">
            <text:p/>
          </draw:line>
          <draw:line draw:style-name="gr3" draw:text-style-name="P1" draw:layer="layout" svg:x1="8.701cm" svg:y1="6.437cm" svg:x2="9.101cm" svg:y2="6.437cm">
            <text:p/>
          </draw:line>
          <draw:frame draw:style-name="gr5" draw:text-style-name="P4" draw:layer="layout" svg:width="1.4cm" svg:height="0.526cm" svg:x="8.901cm" svg:y="6.137cm">
            <draw:text-box>
              <text:p text:style-name="P3"><text:span text:style-name="T1">Resistor</text:span></text:p>
            </draw:text-box>
          </draw:frame>
        </draw:g>
        <draw:g>
          <draw:custom-shape draw:style-name="gr2" draw:text-style-name="P2" draw:layer="layout" svg:width="1.1cm" svg:height="0.4cm" svg:x="10.701cm" svg:y="6.2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1" draw:layer="layout" svg:x1="11.801cm" svg:y1="6.437cm" svg:x2="12.201cm" svg:y2="6.437cm">
            <text:p/>
          </draw:line>
          <draw:line draw:style-name="gr3" draw:text-style-name="P1" draw:layer="layout" svg:x1="10.301cm" svg:y1="6.437cm" svg:x2="10.701cm" svg:y2="6.437cm">
            <text:p/>
          </draw:line>
          <draw:frame draw:style-name="gr5" draw:text-style-name="P4" draw:layer="layout" svg:width="1.4cm" svg:height="0.526cm" svg:x="10.501cm" svg:y="6.137cm">
            <draw:text-box>
              <text:p text:style-name="P3"><text:span text:style-name="T1">Resistor</text:span></text:p>
            </draw:text-box>
          </draw:frame>
        </draw:g>
        <draw:g>
          <draw:custom-shape draw:style-name="gr2" draw:text-style-name="P2" draw:layer="layout" svg:width="1.1cm" svg:height="0.4cm" svg:x="12.302cm" svg:y="6.2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1" draw:layer="layout" svg:x1="13.402cm" svg:y1="6.437cm" svg:x2="13.802cm" svg:y2="6.437cm">
            <text:p/>
          </draw:line>
          <draw:line draw:style-name="gr3" draw:text-style-name="P1" draw:layer="layout" svg:x1="11.902cm" svg:y1="6.437cm" svg:x2="12.302cm" svg:y2="6.437cm">
            <text:p/>
          </draw:line>
          <draw:frame draw:style-name="gr5" draw:text-style-name="P4" draw:layer="layout" svg:width="1.4cm" svg:height="0.526cm" svg:x="12.102cm" svg:y="6.137cm">
            <draw:text-box>
              <text:p text:style-name="P3"><text:span text:style-name="T1">Resistor</text:span></text:p>
            </draw:text-box>
          </draw:frame>
        </draw:g>
        <draw:g>
          <draw:custom-shape draw:style-name="gr2" draw:text-style-name="P2" draw:layer="layout" svg:width="1.1cm" svg:height="0.4cm" svg:x="13.9cm" svg:y="6.237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15cm" svg:y1="6.437cm" svg:x2="15.4cm" svg:y2="6.437cm">
            <text:p/>
          </draw:line>
          <draw:line draw:style-name="gr3" draw:text-style-name="P1" draw:layer="layout" svg:x1="13.5cm" svg:y1="6.437cm" svg:x2="13.9cm" svg:y2="6.437cm">
            <text:p/>
          </draw:line>
          <draw:frame draw:style-name="gr4" draw:text-style-name="P4" draw:layer="layout" svg:width="1.4cm" svg:height="0.526cm" svg:x="13.7cm" svg:y="6.137cm">
            <draw:text-box>
              <text:p text:style-name="P3"><text:span text:style-name="T1">Resistor</text:span></text:p>
            </draw:text-box>
          </draw:frame>
        </draw:g>
        <draw:frame draw:style-name="gr6" draw:text-style-name="P9" draw:layer="layout" svg:width="1.3cm" svg:height="0.962cm" svg:x="0.3cm" svg:y="25.5cm">
          <draw:text-box>
            <text:p>30</text:p>
          </draw:text-box>
        </draw:frame>
        <draw:frame draw:style-name="gr6" draw:text-style-name="P9" draw:layer="layout" svg:width="1.3cm" svg:height="0.962cm" svg:x="1.3cm" svg:y="25.5cm">
          <draw:text-box>
            <text:p>28</text:p>
          </draw:text-box>
        </draw:frame>
        <draw:line draw:style-name="gr3" draw:text-style-name="P1" draw:layer="layout" svg:x1="5.1cm" svg:y1="24.5cm" svg:x2="6cm" svg:y2="24.5cm">
          <text:p/>
        </draw:line>
        <draw:line draw:style-name="gr3" draw:text-style-name="P1" draw:layer="layout" svg:x1="15.1cm" svg:y1="24.5cm" svg:x2="15.1cm" svg:y2="26.9cm">
          <text:p/>
        </draw:line>
        <draw:line draw:style-name="gr3" draw:text-style-name="P1" draw:layer="layout" svg:x1="15.9cm" svg:y1="24.5cm" svg:x2="15.9cm" svg:y2="26.9cm">
          <text:p/>
        </draw:line>
        <draw:line draw:style-name="gr3" draw:text-style-name="P1" draw:layer="layout" svg:x1="5.9cm" svg:y1="7.2cm" svg:x2="5.7cm" svg:y2="6.4cm">
          <text:p/>
        </draw:line>
        <draw:line draw:style-name="gr3" draw:text-style-name="P1" draw:layer="layout" svg:x1="15.1cm" svg:y1="7.2cm" svg:x2="15.4cm" svg:y2="6.4cm">
          <text:p/>
        </draw:line>
        <draw:frame draw:style-name="gr7" draw:text-style-name="P9" draw:layer="layout" svg:width="1.8cm" svg:height="2.384cm" svg:x="0.6cm" svg:y="26.627cm">
          <draw:text-box>
            <text:p>58</text:p>
            <text:p>7,54</text:p>
          </draw:text-box>
        </draw:frame>
        <draw:g>
          <draw:custom-shape draw:style-name="gr2" draw:text-style-name="P2" draw:layer="layout" svg:width="1.1cm" svg:height="0.4cm" svg:x="6.7cm" svg:y="7.0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1" draw:layer="layout" svg:x1="7.8cm" svg:y1="7.237cm" svg:x2="8.2cm" svg:y2="7.237cm">
            <text:p/>
          </draw:line>
          <draw:line draw:style-name="gr3" draw:text-style-name="P1" draw:layer="layout" svg:x1="6.3cm" svg:y1="7.237cm" svg:x2="6.7cm" svg:y2="7.237cm">
            <text:p/>
          </draw:line>
          <draw:frame draw:style-name="gr5" draw:text-style-name="P4" draw:layer="layout" svg:width="1.4cm" svg:height="0.526cm" svg:x="6.5cm" svg:y="6.937cm">
            <draw:text-box>
              <text:p text:style-name="P3"><text:span text:style-name="T1">Resistor</text:span></text:p>
            </draw:text-box>
          </draw:frame>
        </draw:g>
        <draw:g>
          <draw:custom-shape draw:style-name="gr2" draw:text-style-name="P2" draw:layer="layout" svg:width="1.1cm" svg:height="0.4cm" svg:x="8.301cm" svg:y="7.0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1" draw:layer="layout" svg:x1="9.401cm" svg:y1="7.237cm" svg:x2="9.801cm" svg:y2="7.237cm">
            <text:p/>
          </draw:line>
          <draw:line draw:style-name="gr3" draw:text-style-name="P1" draw:layer="layout" svg:x1="7.901cm" svg:y1="7.237cm" svg:x2="8.301cm" svg:y2="7.237cm">
            <text:p/>
          </draw:line>
          <draw:frame draw:style-name="gr5" draw:text-style-name="P4" draw:layer="layout" svg:width="1.4cm" svg:height="0.526cm" svg:x="8.101cm" svg:y="6.937cm">
            <draw:text-box>
              <text:p text:style-name="P3"><text:span text:style-name="T1">Resistor</text:span></text:p>
            </draw:text-box>
          </draw:frame>
        </draw:g>
        <draw:g>
          <draw:custom-shape draw:style-name="gr2" draw:text-style-name="P2" draw:layer="layout" svg:width="1.1cm" svg:height="0.4cm" svg:x="9.901cm" svg:y="7.0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1" draw:layer="layout" svg:x1="11.001cm" svg:y1="7.237cm" svg:x2="11.401cm" svg:y2="7.237cm">
            <text:p/>
          </draw:line>
          <draw:line draw:style-name="gr3" draw:text-style-name="P1" draw:layer="layout" svg:x1="9.501cm" svg:y1="7.237cm" svg:x2="9.901cm" svg:y2="7.237cm">
            <text:p/>
          </draw:line>
          <draw:frame draw:style-name="gr5" draw:text-style-name="P4" draw:layer="layout" svg:width="1.4cm" svg:height="0.526cm" svg:x="9.701cm" svg:y="6.937cm">
            <draw:text-box>
              <text:p text:style-name="P3"><text:span text:style-name="T1">Resistor</text:span></text:p>
            </draw:text-box>
          </draw:frame>
        </draw:g>
        <draw:g>
          <draw:custom-shape draw:style-name="gr2" draw:text-style-name="P2" draw:layer="layout" svg:width="1.1cm" svg:height="0.4cm" svg:x="11.502cm" svg:y="7.0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1" draw:layer="layout" svg:x1="12.602cm" svg:y1="7.237cm" svg:x2="13.002cm" svg:y2="7.237cm">
            <text:p/>
          </draw:line>
          <draw:line draw:style-name="gr3" draw:text-style-name="P1" draw:layer="layout" svg:x1="11.102cm" svg:y1="7.237cm" svg:x2="11.502cm" svg:y2="7.237cm">
            <text:p/>
          </draw:line>
          <draw:frame draw:style-name="gr5" draw:text-style-name="P4" draw:layer="layout" svg:width="1.4cm" svg:height="0.526cm" svg:x="11.302cm" svg:y="6.937cm">
            <draw:text-box>
              <text:p text:style-name="P3"><text:span text:style-name="T1">Resistor</text:span></text:p>
            </draw:text-box>
          </draw:frame>
        </draw:g>
        <draw:g>
          <draw:custom-shape draw:style-name="gr2" draw:text-style-name="P2" draw:layer="layout" svg:width="1.1cm" svg:height="0.4cm" svg:x="13.1cm" svg:y="7.037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14.2cm" svg:y1="7.237cm" svg:x2="14.6cm" svg:y2="7.237cm">
            <text:p/>
          </draw:line>
          <draw:line draw:style-name="gr3" draw:text-style-name="P1" draw:layer="layout" svg:x1="12.7cm" svg:y1="7.237cm" svg:x2="13.1cm" svg:y2="7.237cm">
            <text:p/>
          </draw:line>
          <draw:frame draw:style-name="gr4" draw:text-style-name="P4" draw:layer="layout" svg:width="1.4cm" svg:height="0.526cm" svg:x="12.9cm" svg:y="6.937cm">
            <draw:text-box>
              <text:p text:style-name="P3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7.514cm 9.356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7.315cm" svg:y1="10.456cm" svg:x2="7.315cm" svg:y2="10.856cm">
            <text:p/>
          </draw:line>
          <draw:line draw:style-name="gr3" draw:text-style-name="P6" draw:layer="layout" svg:x1="7.315cm" svg:y1="8.956cm" svg:x2="7.315cm" svg:y2="9.356cm">
            <text:p/>
          </draw:line>
          <draw:frame draw:style-name="gr4" draw:text-style-name="P8" draw:layer="layout" svg:width="1.4cm" svg:height="0.526cm" draw:transform="rotate (-1.5707963267949) translate (7.614cm 9.157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7.514cm 10.702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7.315cm" svg:y1="11.802cm" svg:x2="7.315cm" svg:y2="12.202cm">
            <text:p/>
          </draw:line>
          <draw:line draw:style-name="gr3" draw:text-style-name="P6" draw:layer="layout" svg:x1="7.315cm" svg:y1="10.302cm" svg:x2="7.315cm" svg:y2="10.702cm">
            <text:p/>
          </draw:line>
          <draw:frame draw:style-name="gr4" draw:text-style-name="P8" draw:layer="layout" svg:width="1.4cm" svg:height="0.526cm" draw:transform="rotate (-1.5707963267949) translate (7.614cm 10.503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7.514cm 12.248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7.315cm" svg:y1="13.348cm" svg:x2="7.315cm" svg:y2="13.748cm">
            <text:p/>
          </draw:line>
          <draw:line draw:style-name="gr3" draw:text-style-name="P6" draw:layer="layout" svg:x1="7.315cm" svg:y1="11.848cm" svg:x2="7.315cm" svg:y2="12.248cm">
            <text:p/>
          </draw:line>
          <draw:frame draw:style-name="gr4" draw:text-style-name="P8" draw:layer="layout" svg:width="1.4cm" svg:height="0.526cm" draw:transform="rotate (-1.5707963267949) translate (7.614cm 12.049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7.514cm 13.793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7.315cm" svg:y1="14.893cm" svg:x2="7.315cm" svg:y2="15.293cm">
            <text:p/>
          </draw:line>
          <draw:line draw:style-name="gr3" draw:text-style-name="P6" draw:layer="layout" svg:x1="7.315cm" svg:y1="13.393cm" svg:x2="7.315cm" svg:y2="13.793cm">
            <text:p/>
          </draw:line>
          <draw:frame draw:style-name="gr4" draw:text-style-name="P8" draw:layer="layout" svg:width="1.4cm" svg:height="0.526cm" draw:transform="rotate (-1.5707963267949) translate (7.614cm 13.594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7.514cm 15.339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7.315cm" svg:y1="16.439cm" svg:x2="7.315cm" svg:y2="16.839cm">
            <text:p/>
          </draw:line>
          <draw:line draw:style-name="gr3" draw:text-style-name="P6" draw:layer="layout" svg:x1="7.315cm" svg:y1="14.939cm" svg:x2="7.315cm" svg:y2="15.339cm">
            <text:p/>
          </draw:line>
          <draw:frame draw:style-name="gr4" draw:text-style-name="P8" draw:layer="layout" svg:width="1.4cm" svg:height="0.526cm" draw:transform="rotate (-1.5707963267949) translate (7.614cm 15.14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7.514cm 16.884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7.315cm" svg:y1="17.984cm" svg:x2="7.315cm" svg:y2="18.384cm">
            <text:p/>
          </draw:line>
          <draw:line draw:style-name="gr3" draw:text-style-name="P6" draw:layer="layout" svg:x1="7.315cm" svg:y1="16.484cm" svg:x2="7.315cm" svg:y2="16.884cm">
            <text:p/>
          </draw:line>
          <draw:frame draw:style-name="gr4" draw:text-style-name="P8" draw:layer="layout" svg:width="1.4cm" svg:height="0.526cm" draw:transform="rotate (-1.5707963267949) translate (7.614cm 16.685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7.514cm 18.43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7.315cm" svg:y1="19.53cm" svg:x2="7.315cm" svg:y2="19.93cm">
            <text:p/>
          </draw:line>
          <draw:line draw:style-name="gr3" draw:text-style-name="P6" draw:layer="layout" svg:x1="7.315cm" svg:y1="18.03cm" svg:x2="7.315cm" svg:y2="18.43cm">
            <text:p/>
          </draw:line>
          <draw:frame draw:style-name="gr4" draw:text-style-name="P8" draw:layer="layout" svg:width="1.4cm" svg:height="0.526cm" draw:transform="rotate (-1.5707963267949) translate (7.614cm 18.231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7.514cm 19.976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7.315cm" svg:y1="21.076cm" svg:x2="7.315cm" svg:y2="21.476cm">
            <text:p/>
          </draw:line>
          <draw:line draw:style-name="gr3" draw:text-style-name="P6" draw:layer="layout" svg:x1="7.315cm" svg:y1="19.576cm" svg:x2="7.315cm" svg:y2="19.976cm">
            <text:p/>
          </draw:line>
          <draw:frame draw:style-name="gr4" draw:text-style-name="P8" draw:layer="layout" svg:width="1.4cm" svg:height="0.526cm" draw:transform="rotate (-1.5707963267949) translate (7.614cm 19.777cm)">
            <draw:text-box>
              <text:p text:style-name="P7"><text:span text:style-name="T1">Resi</text:span><text:span text:style-name="T1">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7.514cm 21.521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7.315cm" svg:y1="22.621cm" svg:x2="7.315cm" svg:y2="23.021cm">
            <text:p/>
          </draw:line>
          <draw:line draw:style-name="gr3" draw:text-style-name="P6" draw:layer="layout" svg:x1="7.315cm" svg:y1="21.121cm" svg:x2="7.315cm" svg:y2="21.521cm">
            <text:p/>
          </draw:line>
          <draw:frame draw:style-name="gr4" draw:text-style-name="P8" draw:layer="layout" svg:width="1.4cm" svg:height="0.526cm" draw:transform="rotate (-1.5707963267949) translate (7.614cm 21.322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7.514cm 23.065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7.315cm" svg:y1="24.165cm" svg:x2="7.315cm" svg:y2="24.565cm">
            <text:p/>
          </draw:line>
          <draw:line draw:style-name="gr3" draw:text-style-name="P6" draw:layer="layout" svg:x1="7.315cm" svg:y1="22.665cm" svg:x2="7.315cm" svg:y2="23.065cm">
            <text:p/>
          </draw:line>
          <draw:frame draw:style-name="gr4" draw:text-style-name="P8" draw:layer="layout" svg:width="1.4cm" svg:height="0.526cm" draw:transform="rotate (-1.5707963267949) translate (7.614cm 22.866cm)">
            <draw:text-box>
              <text:p text:style-name="P7"><text:span text:style-name="T1">R</text:span><text:span text:style-name="T1">e</text:span><text:span text:style-name="T1">s</text:span><text:span text:style-name="T1">i</text:span><text:span text:style-name="T1">s</text:span><text:span text:style-name="T1">t</text:span><text:span text:style-name="T1">o</text:span><text:span text:style-name="T1">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13.714cm 9.157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13.515cm" svg:y1="10.257cm" svg:x2="13.515cm" svg:y2="10.657cm">
            <text:p/>
          </draw:line>
          <draw:line draw:style-name="gr3" draw:text-style-name="P6" draw:layer="layout" svg:x1="13.515cm" svg:y1="8.757cm" svg:x2="13.515cm" svg:y2="9.157cm">
            <text:p/>
          </draw:line>
          <draw:frame draw:style-name="gr4" draw:text-style-name="P8" draw:layer="layout" svg:width="1.4cm" svg:height="0.526cm" draw:transform="rotate (-1.5707963267949) translate (13.814cm 8.958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13.714cm 10.703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13.515cm" svg:y1="11.803cm" svg:x2="13.515cm" svg:y2="12.203cm">
            <text:p/>
          </draw:line>
          <draw:line draw:style-name="gr3" draw:text-style-name="P6" draw:layer="layout" svg:x1="13.515cm" svg:y1="10.303cm" svg:x2="13.515cm" svg:y2="10.703cm">
            <text:p/>
          </draw:line>
          <draw:frame draw:style-name="gr4" draw:text-style-name="P8" draw:layer="layout" svg:width="1.4cm" svg:height="0.526cm" draw:transform="rotate (-1.5707963267949) translate (13.814cm 10.504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13.714cm 12.249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13.515cm" svg:y1="13.349cm" svg:x2="13.515cm" svg:y2="13.749cm">
            <text:p/>
          </draw:line>
          <draw:line draw:style-name="gr3" draw:text-style-name="P6" draw:layer="layout" svg:x1="13.515cm" svg:y1="11.849cm" svg:x2="13.515cm" svg:y2="12.249cm">
            <text:p/>
          </draw:line>
          <draw:frame draw:style-name="gr4" draw:text-style-name="P8" draw:layer="layout" svg:width="1.4cm" svg:height="0.526cm" draw:transform="rotate (-1.5707963267949) translate (13.814cm 12.05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13.714cm 13.794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13.515cm" svg:y1="14.894cm" svg:x2="13.515cm" svg:y2="15.294cm">
            <text:p/>
          </draw:line>
          <draw:line draw:style-name="gr3" draw:text-style-name="P6" draw:layer="layout" svg:x1="13.515cm" svg:y1="13.394cm" svg:x2="13.515cm" svg:y2="13.794cm">
            <text:p/>
          </draw:line>
          <draw:frame draw:style-name="gr4" draw:text-style-name="P8" draw:layer="layout" svg:width="1.4cm" svg:height="0.526cm" draw:transform="rotate (-1.5707963267949) translate (13.814cm 13.595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13.714cm 15.34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13.515cm" svg:y1="16.44cm" svg:x2="13.515cm" svg:y2="16.84cm">
            <text:p/>
          </draw:line>
          <draw:line draw:style-name="gr3" draw:text-style-name="P6" draw:layer="layout" svg:x1="13.515cm" svg:y1="14.94cm" svg:x2="13.515cm" svg:y2="15.34cm">
            <text:p/>
          </draw:line>
          <draw:frame draw:style-name="gr4" draw:text-style-name="P8" draw:layer="layout" svg:width="1.4cm" svg:height="0.526cm" draw:transform="rotate (-1.5707963267949) translate (13.814cm 15.141cm)">
            <draw:text-box>
              <text:p text:style-name="P7"><text:span text:style-name="T1">Resi</text:span><text:span text:style-name="T1">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13.714cm 16.885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13.515cm" svg:y1="17.985cm" svg:x2="13.515cm" svg:y2="18.385cm">
            <text:p/>
          </draw:line>
          <draw:line draw:style-name="gr3" draw:text-style-name="P6" draw:layer="layout" svg:x1="13.515cm" svg:y1="16.485cm" svg:x2="13.515cm" svg:y2="16.885cm">
            <text:p/>
          </draw:line>
          <draw:frame draw:style-name="gr4" draw:text-style-name="P8" draw:layer="layout" svg:width="1.4cm" svg:height="0.526cm" draw:transform="rotate (-1.5707963267949) translate (13.814cm 16.686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13.714cm 18.431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13.515cm" svg:y1="19.531cm" svg:x2="13.515cm" svg:y2="19.931cm">
            <text:p/>
          </draw:line>
          <draw:line draw:style-name="gr3" draw:text-style-name="P6" draw:layer="layout" svg:x1="13.515cm" svg:y1="18.031cm" svg:x2="13.515cm" svg:y2="18.431cm">
            <text:p/>
          </draw:line>
          <draw:frame draw:style-name="gr4" draw:text-style-name="P8" draw:layer="layout" svg:width="1.4cm" svg:height="0.526cm" draw:transform="rotate (-1.5707963267949) translate (13.814cm 18.232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13.714cm 19.977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13.515cm" svg:y1="21.077cm" svg:x2="13.515cm" svg:y2="21.477cm">
            <text:p/>
          </draw:line>
          <draw:line draw:style-name="gr3" draw:text-style-name="P6" draw:layer="layout" svg:x1="13.515cm" svg:y1="19.577cm" svg:x2="13.515cm" svg:y2="19.977cm">
            <text:p/>
          </draw:line>
          <draw:frame draw:style-name="gr4" draw:text-style-name="P8" draw:layer="layout" svg:width="1.4cm" svg:height="0.526cm" draw:transform="rotate (-1.5707963267949) translate (13.814cm 19.778cm)">
            <draw:text-box>
              <text:p text:style-name="P7"><text:span text:style-name="T1">R</text:span><text:span text:style-name="T1">e</text:span><text:span text:style-name="T1">s</text:span><text:span text:style-name="T1">i</text:span><text:span text:style-name="T1">s</text:span><text:span text:style-name="T1">t</text:span><text:span text:style-name="T1">o</text:span><text:span text:style-name="T1">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13.714cm 21.522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13.515cm" svg:y1="22.622cm" svg:x2="13.515cm" svg:y2="23.022cm">
            <text:p/>
          </draw:line>
          <draw:line draw:style-name="gr3" draw:text-style-name="P6" draw:layer="layout" svg:x1="13.515cm" svg:y1="21.122cm" svg:x2="13.515cm" svg:y2="21.522cm">
            <text:p/>
          </draw:line>
          <draw:frame draw:style-name="gr4" draw:text-style-name="P8" draw:layer="layout" svg:width="1.4cm" svg:height="0.526cm" draw:transform="rotate (-1.5707963267949) translate (13.814cm 21.323cm)">
            <draw:text-box>
              <text:p text:style-name="P7"><text:span text:style-name="T1">Resi</text:span><text:span text:style-name="T1">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13.714cm 23.066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13.515cm" svg:y1="24.166cm" svg:x2="13.515cm" svg:y2="24.566cm">
            <text:p/>
          </draw:line>
          <draw:line draw:style-name="gr3" draw:text-style-name="P6" draw:layer="layout" svg:x1="13.515cm" svg:y1="22.666cm" svg:x2="13.515cm" svg:y2="23.066cm">
            <text:p/>
          </draw:line>
          <draw:frame draw:style-name="gr4" draw:text-style-name="P8" draw:layer="layout" svg:width="1.4cm" svg:height="0.526cm" draw:transform="rotate (-1.5707963267949) translate (13.814cm 22.867cm)">
            <draw:text-box>
              <text:p text:style-name="P7"><text:span text:style-name="T1">Resistor</text:span></text:p>
            </draw:text-box>
          </draw:frame>
        </draw:g>
        <draw:frame draw:style-name="gr6" draw:text-style-name="P9" draw:layer="layout" svg:width="1.3cm" svg:height="0.962cm" svg:x="2.8cm" svg:y="25.5cm">
          <draw:text-box>
            <text:p>27</text:p>
          </draw:text-box>
        </draw:frame>
        <draw:g>
          <draw:custom-shape draw:style-name="gr2" draw:text-style-name="P2" draw:layer="layout" svg:width="1.1cm" svg:height="0.4cm" svg:x="7.6cm" svg:y="7.8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1" draw:layer="layout" svg:x1="8.7cm" svg:y1="8.037cm" svg:x2="9.1cm" svg:y2="8.037cm">
            <text:p/>
          </draw:line>
          <draw:line draw:style-name="gr3" draw:text-style-name="P1" draw:layer="layout" svg:x1="7.2cm" svg:y1="8.037cm" svg:x2="7.6cm" svg:y2="8.037cm">
            <text:p/>
          </draw:line>
          <draw:frame draw:style-name="gr5" draw:text-style-name="P4" draw:layer="layout" svg:width="1.4cm" svg:height="0.526cm" svg:x="7.4cm" svg:y="7.737cm">
            <draw:text-box>
              <text:p text:style-name="P3"><text:span text:style-name="T1">Resistor</text:span></text:p>
            </draw:text-box>
          </draw:frame>
        </draw:g>
        <draw:g>
          <draw:custom-shape draw:style-name="gr2" draw:text-style-name="P2" draw:layer="layout" svg:width="1.1cm" svg:height="0.4cm" svg:x="9.3cm" svg:y="7.8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1" draw:layer="layout" svg:x1="10.4cm" svg:y1="8.037cm" svg:x2="10.8cm" svg:y2="8.037cm">
            <text:p/>
          </draw:line>
          <draw:line draw:style-name="gr3" draw:text-style-name="P1" draw:layer="layout" svg:x1="8.9cm" svg:y1="8.037cm" svg:x2="9.3cm" svg:y2="8.037cm">
            <text:p/>
          </draw:line>
          <draw:frame draw:style-name="gr5" draw:text-style-name="P4" draw:layer="layout" svg:width="1.4cm" svg:height="0.526cm" svg:x="9.1cm" svg:y="7.737cm">
            <draw:text-box>
              <text:p text:style-name="P3"><text:span text:style-name="T1">Resistor</text:span></text:p>
            </draw:text-box>
          </draw:frame>
        </draw:g>
        <draw:g>
          <draw:custom-shape draw:style-name="gr2" draw:text-style-name="P2" draw:layer="layout" svg:width="1.1cm" svg:height="0.4cm" svg:x="11cm" svg:y="7.8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1" draw:layer="layout" svg:x1="12.1cm" svg:y1="8.037cm" svg:x2="12.5cm" svg:y2="8.037cm">
            <text:p/>
          </draw:line>
          <draw:line draw:style-name="gr3" draw:text-style-name="P1" draw:layer="layout" svg:x1="10.6cm" svg:y1="8.037cm" svg:x2="11cm" svg:y2="8.037cm">
            <text:p/>
          </draw:line>
          <draw:frame draw:style-name="gr5" draw:text-style-name="P4" draw:layer="layout" svg:width="1.4cm" svg:height="0.526cm" svg:x="10.8cm" svg:y="7.737cm">
            <draw:text-box>
              <text:p text:style-name="P3"><text:span text:style-name="T1">Resistor</text:span></text:p>
            </draw:text-box>
          </draw:frame>
        </draw:g>
        <draw:g>
          <draw:custom-shape draw:style-name="gr2" draw:text-style-name="P2" draw:layer="layout" svg:width="1.1cm" svg:height="0.4cm" svg:x="12.4cm" svg:y="7.8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1" draw:layer="layout" svg:x1="13.5cm" svg:y1="8.037cm" svg:x2="13.9cm" svg:y2="8.037cm">
            <text:p/>
          </draw:line>
          <draw:line draw:style-name="gr3" draw:text-style-name="P1" draw:layer="layout" svg:x1="12cm" svg:y1="8.037cm" svg:x2="12.4cm" svg:y2="8.037cm">
            <text:p/>
          </draw:line>
          <draw:frame draw:style-name="gr5" draw:text-style-name="P4" draw:layer="layout" svg:width="1.4cm" svg:height="0.526cm" svg:x="12.2cm" svg:y="7.737cm">
            <draw:text-box>
              <text:p text:style-name="P3"><text:span text:style-name="T1">Resistor</text:span></text:p>
            </draw:text-box>
          </draw:frame>
        </draw:g>
        <draw:g>
          <draw:custom-shape draw:style-name="gr2" draw:text-style-name="P2" draw:layer="layout" svg:width="1.1cm" svg:height="0.4cm" svg:x="7.6cm" svg:y="9.0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1" draw:layer="layout" svg:x1="8.7cm" svg:y1="9.237cm" svg:x2="9.1cm" svg:y2="9.237cm">
            <text:p/>
          </draw:line>
          <draw:line draw:style-name="gr3" draw:text-style-name="P1" draw:layer="layout" svg:x1="7.2cm" svg:y1="9.237cm" svg:x2="7.6cm" svg:y2="9.237cm">
            <text:p/>
          </draw:line>
          <draw:frame draw:style-name="gr5" draw:text-style-name="P4" draw:layer="layout" svg:width="1.4cm" svg:height="0.526cm" svg:x="7.4cm" svg:y="8.937cm">
            <draw:text-box>
              <text:p text:style-name="P3"><text:span text:style-name="T1">Resistor</text:span></text:p>
            </draw:text-box>
          </draw:frame>
        </draw:g>
        <draw:g>
          <draw:custom-shape draw:style-name="gr2" draw:text-style-name="P2" draw:layer="layout" svg:width="1.1cm" svg:height="0.4cm" svg:x="9.3cm" svg:y="9.0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1" draw:layer="layout" svg:x1="10.4cm" svg:y1="9.237cm" svg:x2="10.8cm" svg:y2="9.237cm">
            <text:p/>
          </draw:line>
          <draw:line draw:style-name="gr3" draw:text-style-name="P1" draw:layer="layout" svg:x1="8.9cm" svg:y1="9.237cm" svg:x2="9.3cm" svg:y2="9.237cm">
            <text:p/>
          </draw:line>
          <draw:frame draw:style-name="gr5" draw:text-style-name="P4" draw:layer="layout" svg:width="1.4cm" svg:height="0.526cm" svg:x="9.1cm" svg:y="8.937cm">
            <draw:text-box>
              <text:p text:style-name="P3"><text:span text:style-name="T1">Resistor</text:span></text:p>
            </draw:text-box>
          </draw:frame>
        </draw:g>
        <draw:g>
          <draw:custom-shape draw:style-name="gr2" draw:text-style-name="P2" draw:layer="layout" svg:width="1.1cm" svg:height="0.4cm" svg:x="11cm" svg:y="9.0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1" draw:layer="layout" svg:x1="12.1cm" svg:y1="9.237cm" svg:x2="12.5cm" svg:y2="9.237cm">
            <text:p/>
          </draw:line>
          <draw:line draw:style-name="gr3" draw:text-style-name="P1" draw:layer="layout" svg:x1="10.6cm" svg:y1="9.237cm" svg:x2="11cm" svg:y2="9.237cm">
            <text:p/>
          </draw:line>
          <draw:frame draw:style-name="gr5" draw:text-style-name="P4" draw:layer="layout" svg:width="1.4cm" svg:height="0.526cm" svg:x="10.8cm" svg:y="8.937cm">
            <draw:text-box>
              <text:p text:style-name="P3"><text:span text:style-name="T1">Resistor</text:span></text:p>
            </draw:text-box>
          </draw:frame>
        </draw:g>
        <draw:g>
          <draw:custom-shape draw:style-name="gr2" draw:text-style-name="P2" draw:layer="layout" svg:width="1.1cm" svg:height="0.4cm" svg:x="7.5cm" svg:y="8.4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1" draw:layer="layout" svg:x1="8.6cm" svg:y1="8.637cm" svg:x2="9cm" svg:y2="8.637cm">
            <text:p/>
          </draw:line>
          <draw:line draw:style-name="gr3" draw:text-style-name="P1" draw:layer="layout" svg:x1="7.1cm" svg:y1="8.637cm" svg:x2="7.5cm" svg:y2="8.637cm">
            <text:p/>
          </draw:line>
          <draw:frame draw:style-name="gr5" draw:text-style-name="P4" draw:layer="layout" svg:width="1.4cm" svg:height="0.526cm" svg:x="7.3cm" svg:y="8.337cm">
            <draw:text-box>
              <text:p text:style-name="P3"><text:span text:style-name="T1">Resistor</text:span></text:p>
            </draw:text-box>
          </draw:frame>
        </draw:g>
        <draw:g>
          <draw:custom-shape draw:style-name="gr2" draw:text-style-name="P2" draw:layer="layout" svg:width="1.1cm" svg:height="0.4cm" svg:x="9.2cm" svg:y="8.4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1" draw:layer="layout" svg:x1="10.3cm" svg:y1="8.637cm" svg:x2="10.7cm" svg:y2="8.637cm">
            <text:p/>
          </draw:line>
          <draw:line draw:style-name="gr3" draw:text-style-name="P1" draw:layer="layout" svg:x1="8.8cm" svg:y1="8.637cm" svg:x2="9.2cm" svg:y2="8.637cm">
            <text:p/>
          </draw:line>
          <draw:frame draw:style-name="gr5" draw:text-style-name="P4" draw:layer="layout" svg:width="1.4cm" svg:height="0.526cm" svg:x="9cm" svg:y="8.337cm">
            <draw:text-box>
              <text:p text:style-name="P3"><text:span text:style-name="T1">Resistor</text:span></text:p>
            </draw:text-box>
          </draw:frame>
        </draw:g>
        <draw:g>
          <draw:custom-shape draw:style-name="gr2" draw:text-style-name="P2" draw:layer="layout" svg:width="1.1cm" svg:height="0.4cm" svg:x="10.9cm" svg:y="8.4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1" draw:layer="layout" svg:x1="12cm" svg:y1="8.637cm" svg:x2="12.4cm" svg:y2="8.637cm">
            <text:p/>
          </draw:line>
          <draw:line draw:style-name="gr3" draw:text-style-name="P1" draw:layer="layout" svg:x1="10.5cm" svg:y1="8.637cm" svg:x2="10.9cm" svg:y2="8.637cm">
            <text:p/>
          </draw:line>
          <draw:frame draw:style-name="gr5" draw:text-style-name="P4" draw:layer="layout" svg:width="1.4cm" svg:height="0.526cm" svg:x="10.7cm" svg:y="8.337cm">
            <draw:text-box>
              <text:p text:style-name="P3"><text:span text:style-name="T1">Resistor</text:span></text:p>
            </draw:text-box>
          </draw:frame>
        </draw:g>
        <draw:line draw:style-name="gr3" draw:text-style-name="P1" draw:layer="layout" svg:x1="12.5cm" svg:y1="9.3cm" svg:x2="12.5cm" svg:y2="8.6cm">
          <text:p/>
        </draw:line>
        <draw:line draw:style-name="gr3" draw:text-style-name="P1" draw:layer="layout" svg:x1="7.3cm" svg:y1="8.7cm" svg:x2="7.3cm" svg:y2="7.9cm">
          <text:p/>
        </draw:line>
        <draw:line draw:style-name="gr3" draw:text-style-name="P1" draw:layer="layout" svg:x1="13.9cm" svg:y1="8cm" svg:x2="13.5cm" svg:y2="8.8cm">
          <text:p/>
        </draw:line>
        <draw:frame draw:style-name="gr6" draw:text-style-name="P9" draw:layer="layout" svg:width="1.3cm" svg:height="0.962cm" svg:x="3.8cm" svg:y="25.5cm">
          <draw:text-box>
            <text:p>30</text:p>
          </draw:text-box>
        </draw:frame>
        <draw:line draw:style-name="gr3" draw:text-style-name="P1" draw:layer="layout" svg:x1="6.6cm" svg:y1="24.5cm" svg:x2="7.3cm" svg:y2="24.5cm">
          <text:p/>
        </draw:line>
        <draw:frame draw:style-name="gr7" draw:text-style-name="P9" draw:layer="layout" svg:width="1.8cm" svg:height="2.384cm" svg:x="3.2cm" svg:y="26.627cm">
          <draw:text-box>
            <text:p>57</text:p>
            <text:p>7,41</text:p>
          </draw:text-box>
        </draw:frame>
        <draw:line draw:style-name="gr3" draw:text-style-name="P1" draw:layer="layout" svg:x1="14.3cm" svg:y1="24.5cm" svg:x2="14.3cm" svg:y2="26.9cm">
          <text:p/>
        </draw:line>
        <draw:line draw:style-name="gr3" draw:text-style-name="P1" draw:layer="layout" svg:x1="13.5cm" svg:y1="24.5cm" svg:x2="13.5cm" svg:y2="26.9cm">
          <text:p/>
        </draw:line>
        <draw:g>
          <draw:custom-shape draw:style-name="gr2" draw:text-style-name="P5" draw:layer="layout" svg:width="1.1cm" svg:height="0.4cm" draw:transform="rotate (-1.5707963267949) translate (8.214cm 10.703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8.015cm" svg:y1="11.803cm" svg:x2="8.015cm" svg:y2="12.203cm">
            <text:p/>
          </draw:line>
          <draw:line draw:style-name="gr3" draw:text-style-name="P6" draw:layer="layout" svg:x1="8.015cm" svg:y1="10.303cm" svg:x2="8.015cm" svg:y2="10.703cm">
            <text:p/>
          </draw:line>
          <draw:frame draw:style-name="gr4" draw:text-style-name="P8" draw:layer="layout" svg:width="1.4cm" svg:height="0.526cm" draw:transform="rotate (-1.5707963267949) translate (8.314cm 10.504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8.214cm 12.249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8.015cm" svg:y1="13.349cm" svg:x2="8.015cm" svg:y2="13.749cm">
            <text:p/>
          </draw:line>
          <draw:line draw:style-name="gr3" draw:text-style-name="P6" draw:layer="layout" svg:x1="8.015cm" svg:y1="11.849cm" svg:x2="8.015cm" svg:y2="12.249cm">
            <text:p/>
          </draw:line>
          <draw:frame draw:style-name="gr4" draw:text-style-name="P8" draw:layer="layout" svg:width="1.4cm" svg:height="0.526cm" draw:transform="rotate (-1.5707963267949) translate (8.314cm 12.05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8.214cm 13.794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8.015cm" svg:y1="14.894cm" svg:x2="8.015cm" svg:y2="15.294cm">
            <text:p/>
          </draw:line>
          <draw:line draw:style-name="gr3" draw:text-style-name="P6" draw:layer="layout" svg:x1="8.015cm" svg:y1="13.394cm" svg:x2="8.015cm" svg:y2="13.794cm">
            <text:p/>
          </draw:line>
          <draw:frame draw:style-name="gr4" draw:text-style-name="P8" draw:layer="layout" svg:width="1.4cm" svg:height="0.526cm" draw:transform="rotate (-1.5707963267949) translate (8.314cm 13.595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8.214cm 15.34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8.015cm" svg:y1="16.44cm" svg:x2="8.015cm" svg:y2="16.84cm">
            <text:p/>
          </draw:line>
          <draw:line draw:style-name="gr3" draw:text-style-name="P6" draw:layer="layout" svg:x1="8.015cm" svg:y1="14.94cm" svg:x2="8.015cm" svg:y2="15.34cm">
            <text:p/>
          </draw:line>
          <draw:frame draw:style-name="gr4" draw:text-style-name="P8" draw:layer="layout" svg:width="1.4cm" svg:height="0.526cm" draw:transform="rotate (-1.5707963267949) translate (8.314cm 15.141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8.214cm 16.885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8.015cm" svg:y1="17.985cm" svg:x2="8.015cm" svg:y2="18.385cm">
            <text:p/>
          </draw:line>
          <draw:line draw:style-name="gr3" draw:text-style-name="P6" draw:layer="layout" svg:x1="8.015cm" svg:y1="16.485cm" svg:x2="8.015cm" svg:y2="16.885cm">
            <text:p/>
          </draw:line>
          <draw:frame draw:style-name="gr4" draw:text-style-name="P8" draw:layer="layout" svg:width="1.4cm" svg:height="0.526cm" draw:transform="rotate (-1.5707963267949) translate (8.314cm 16.686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8.214cm 18.431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8.015cm" svg:y1="19.531cm" svg:x2="8.015cm" svg:y2="19.931cm">
            <text:p/>
          </draw:line>
          <draw:line draw:style-name="gr3" draw:text-style-name="P6" draw:layer="layout" svg:x1="8.015cm" svg:y1="18.031cm" svg:x2="8.015cm" svg:y2="18.431cm">
            <text:p/>
          </draw:line>
          <draw:frame draw:style-name="gr4" draw:text-style-name="P8" draw:layer="layout" svg:width="1.4cm" svg:height="0.526cm" draw:transform="rotate (-1.5707963267949) translate (8.314cm 18.232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8.214cm 19.977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8.015cm" svg:y1="21.077cm" svg:x2="8.015cm" svg:y2="21.477cm">
            <text:p/>
          </draw:line>
          <draw:line draw:style-name="gr3" draw:text-style-name="P6" draw:layer="layout" svg:x1="8.015cm" svg:y1="19.577cm" svg:x2="8.015cm" svg:y2="19.977cm">
            <text:p/>
          </draw:line>
          <draw:frame draw:style-name="gr4" draw:text-style-name="P8" draw:layer="layout" svg:width="1.4cm" svg:height="0.526cm" draw:transform="rotate (-1.5707963267949) translate (8.314cm 19.778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8.214cm 21.522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8.015cm" svg:y1="22.622cm" svg:x2="8.015cm" svg:y2="23.022cm">
            <text:p/>
          </draw:line>
          <draw:line draw:style-name="gr3" draw:text-style-name="P6" draw:layer="layout" svg:x1="8.015cm" svg:y1="21.122cm" svg:x2="8.015cm" svg:y2="21.522cm">
            <text:p/>
          </draw:line>
          <draw:frame draw:style-name="gr4" draw:text-style-name="P8" draw:layer="layout" svg:width="1.4cm" svg:height="0.526cm" draw:transform="rotate (-1.5707963267949) translate (8.314cm 21.323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8.214cm 23.066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8.015cm" svg:y1="24.166cm" svg:x2="8.015cm" svg:y2="24.566cm">
            <text:p/>
          </draw:line>
          <draw:line draw:style-name="gr3" draw:text-style-name="P6" draw:layer="layout" svg:x1="8.015cm" svg:y1="22.666cm" svg:x2="8.015cm" svg:y2="23.066cm">
            <text:p/>
          </draw:line>
          <draw:frame draw:style-name="gr4" draw:text-style-name="P8" draw:layer="layout" svg:width="1.4cm" svg:height="0.526cm" draw:transform="rotate (-1.5707963267949) translate (8.314cm 22.867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13.014cm 10.704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12.815cm" svg:y1="11.804cm" svg:x2="12.815cm" svg:y2="12.204cm">
            <text:p/>
          </draw:line>
          <draw:line draw:style-name="gr3" draw:text-style-name="P6" draw:layer="layout" svg:x1="12.815cm" svg:y1="10.304cm" svg:x2="12.815cm" svg:y2="10.704cm">
            <text:p/>
          </draw:line>
          <draw:frame draw:style-name="gr4" draw:text-style-name="P8" draw:layer="layout" svg:width="1.4cm" svg:height="0.526cm" draw:transform="rotate (-1.5707963267949) translate (13.114cm 10.505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13.014cm 12.25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12.815cm" svg:y1="13.35cm" svg:x2="12.815cm" svg:y2="13.75cm">
            <text:p/>
          </draw:line>
          <draw:line draw:style-name="gr3" draw:text-style-name="P6" draw:layer="layout" svg:x1="12.815cm" svg:y1="11.85cm" svg:x2="12.815cm" svg:y2="12.25cm">
            <text:p/>
          </draw:line>
          <draw:frame draw:style-name="gr4" draw:text-style-name="P8" draw:layer="layout" svg:width="1.4cm" svg:height="0.526cm" draw:transform="rotate (-1.5707963267949) translate (13.114cm 12.051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13.014cm 13.795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12.815cm" svg:y1="14.895cm" svg:x2="12.815cm" svg:y2="15.295cm">
            <text:p/>
          </draw:line>
          <draw:line draw:style-name="gr3" draw:text-style-name="P6" draw:layer="layout" svg:x1="12.815cm" svg:y1="13.395cm" svg:x2="12.815cm" svg:y2="13.795cm">
            <text:p/>
          </draw:line>
          <draw:frame draw:style-name="gr4" draw:text-style-name="P8" draw:layer="layout" svg:width="1.4cm" svg:height="0.526cm" draw:transform="rotate (-1.5707963267949) translate (13.114cm 13.596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13.014cm 15.341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12.815cm" svg:y1="16.441cm" svg:x2="12.815cm" svg:y2="16.841cm">
            <text:p/>
          </draw:line>
          <draw:line draw:style-name="gr3" draw:text-style-name="P6" draw:layer="layout" svg:x1="12.815cm" svg:y1="14.941cm" svg:x2="12.815cm" svg:y2="15.341cm">
            <text:p/>
          </draw:line>
          <draw:frame draw:style-name="gr4" draw:text-style-name="P8" draw:layer="layout" svg:width="1.4cm" svg:height="0.526cm" draw:transform="rotate (-1.5707963267949) translate (13.114cm 15.142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13.014cm 16.886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12.815cm" svg:y1="17.986cm" svg:x2="12.815cm" svg:y2="18.386cm">
            <text:p/>
          </draw:line>
          <draw:line draw:style-name="gr3" draw:text-style-name="P6" draw:layer="layout" svg:x1="12.815cm" svg:y1="16.486cm" svg:x2="12.815cm" svg:y2="16.886cm">
            <text:p/>
          </draw:line>
          <draw:frame draw:style-name="gr4" draw:text-style-name="P8" draw:layer="layout" svg:width="1.4cm" svg:height="0.526cm" draw:transform="rotate (-1.5707963267949) translate (13.114cm 16.687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13.014cm 18.432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12.815cm" svg:y1="19.532cm" svg:x2="12.815cm" svg:y2="19.932cm">
            <text:p/>
          </draw:line>
          <draw:line draw:style-name="gr3" draw:text-style-name="P6" draw:layer="layout" svg:x1="12.815cm" svg:y1="18.032cm" svg:x2="12.815cm" svg:y2="18.432cm">
            <text:p/>
          </draw:line>
          <draw:frame draw:style-name="gr4" draw:text-style-name="P8" draw:layer="layout" svg:width="1.4cm" svg:height="0.526cm" draw:transform="rotate (-1.5707963267949) translate (13.114cm 18.233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13.014cm 19.978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12.815cm" svg:y1="21.078cm" svg:x2="12.815cm" svg:y2="21.478cm">
            <text:p/>
          </draw:line>
          <draw:line draw:style-name="gr3" draw:text-style-name="P6" draw:layer="layout" svg:x1="12.815cm" svg:y1="19.578cm" svg:x2="12.815cm" svg:y2="19.978cm">
            <text:p/>
          </draw:line>
          <draw:frame draw:style-name="gr4" draw:text-style-name="P8" draw:layer="layout" svg:width="1.4cm" svg:height="0.526cm" draw:transform="rotate (-1.5707963267949) translate (13.114cm 19.779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13.014cm 21.523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12.815cm" svg:y1="22.623cm" svg:x2="12.815cm" svg:y2="23.023cm">
            <text:p/>
          </draw:line>
          <draw:line draw:style-name="gr3" draw:text-style-name="P6" draw:layer="layout" svg:x1="12.815cm" svg:y1="21.123cm" svg:x2="12.815cm" svg:y2="21.523cm">
            <text:p/>
          </draw:line>
          <draw:frame draw:style-name="gr4" draw:text-style-name="P8" draw:layer="layout" svg:width="1.4cm" svg:height="0.526cm" draw:transform="rotate (-1.5707963267949) translate (13.114cm 21.324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13.014cm 23.067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12.815cm" svg:y1="24.167cm" svg:x2="12.815cm" svg:y2="24.567cm">
            <text:p/>
          </draw:line>
          <draw:line draw:style-name="gr3" draw:text-style-name="P6" draw:layer="layout" svg:x1="12.815cm" svg:y1="22.667cm" svg:x2="12.815cm" svg:y2="23.067cm">
            <text:p/>
          </draw:line>
          <draw:frame draw:style-name="gr4" draw:text-style-name="P8" draw:layer="layout" svg:width="1.4cm" svg:height="0.526cm" draw:transform="rotate (-1.5707963267949) translate (13.114cm 22.868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8.914cm 10.704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8.715cm" svg:y1="11.804cm" svg:x2="8.715cm" svg:y2="12.204cm">
            <text:p/>
          </draw:line>
          <draw:line draw:style-name="gr3" draw:text-style-name="P6" draw:layer="layout" svg:x1="8.715cm" svg:y1="10.304cm" svg:x2="8.715cm" svg:y2="10.704cm">
            <text:p/>
          </draw:line>
          <draw:frame draw:style-name="gr4" draw:text-style-name="P8" draw:layer="layout" svg:width="1.4cm" svg:height="0.526cm" draw:transform="rotate (-1.5707963267949) translate (9.014cm 10.505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8.914cm 12.25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8.715cm" svg:y1="13.35cm" svg:x2="8.715cm" svg:y2="13.75cm">
            <text:p/>
          </draw:line>
          <draw:line draw:style-name="gr3" draw:text-style-name="P6" draw:layer="layout" svg:x1="8.715cm" svg:y1="11.85cm" svg:x2="8.715cm" svg:y2="12.25cm">
            <text:p/>
          </draw:line>
          <draw:frame draw:style-name="gr4" draw:text-style-name="P8" draw:layer="layout" svg:width="1.4cm" svg:height="0.526cm" draw:transform="rotate (-1.5707963267949) translate (9.014cm 12.051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8.914cm 13.795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8.715cm" svg:y1="14.895cm" svg:x2="8.715cm" svg:y2="15.295cm">
            <text:p/>
          </draw:line>
          <draw:line draw:style-name="gr3" draw:text-style-name="P6" draw:layer="layout" svg:x1="8.715cm" svg:y1="13.395cm" svg:x2="8.715cm" svg:y2="13.795cm">
            <text:p/>
          </draw:line>
          <draw:frame draw:style-name="gr4" draw:text-style-name="P8" draw:layer="layout" svg:width="1.4cm" svg:height="0.526cm" draw:transform="rotate (-1.5707963267949) translate (9.014cm 13.596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8.914cm 15.341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8.715cm" svg:y1="16.441cm" svg:x2="8.715cm" svg:y2="16.841cm">
            <text:p/>
          </draw:line>
          <draw:line draw:style-name="gr3" draw:text-style-name="P6" draw:layer="layout" svg:x1="8.715cm" svg:y1="14.941cm" svg:x2="8.715cm" svg:y2="15.341cm">
            <text:p/>
          </draw:line>
          <draw:frame draw:style-name="gr4" draw:text-style-name="P8" draw:layer="layout" svg:width="1.4cm" svg:height="0.526cm" draw:transform="rotate (-1.5707963267949) translate (9.014cm 15.142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8.914cm 16.886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8.715cm" svg:y1="17.986cm" svg:x2="8.715cm" svg:y2="18.386cm">
            <text:p/>
          </draw:line>
          <draw:line draw:style-name="gr3" draw:text-style-name="P6" draw:layer="layout" svg:x1="8.715cm" svg:y1="16.486cm" svg:x2="8.715cm" svg:y2="16.886cm">
            <text:p/>
          </draw:line>
          <draw:frame draw:style-name="gr4" draw:text-style-name="P8" draw:layer="layout" svg:width="1.4cm" svg:height="0.526cm" draw:transform="rotate (-1.5707963267949) translate (9.014cm 16.687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8.914cm 18.432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8.715cm" svg:y1="19.532cm" svg:x2="8.715cm" svg:y2="19.932cm">
            <text:p/>
          </draw:line>
          <draw:line draw:style-name="gr3" draw:text-style-name="P6" draw:layer="layout" svg:x1="8.715cm" svg:y1="18.032cm" svg:x2="8.715cm" svg:y2="18.432cm">
            <text:p/>
          </draw:line>
          <draw:frame draw:style-name="gr4" draw:text-style-name="P8" draw:layer="layout" svg:width="1.4cm" svg:height="0.526cm" draw:transform="rotate (-1.5707963267949) translate (9.014cm 18.233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8.914cm 19.978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8.715cm" svg:y1="21.078cm" svg:x2="8.715cm" svg:y2="21.478cm">
            <text:p/>
          </draw:line>
          <draw:line draw:style-name="gr3" draw:text-style-name="P6" draw:layer="layout" svg:x1="8.715cm" svg:y1="19.578cm" svg:x2="8.715cm" svg:y2="19.978cm">
            <text:p/>
          </draw:line>
          <draw:frame draw:style-name="gr4" draw:text-style-name="P8" draw:layer="layout" svg:width="1.4cm" svg:height="0.526cm" draw:transform="rotate (-1.5707963267949) translate (9.014cm 19.779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8.914cm 21.523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8.715cm" svg:y1="22.623cm" svg:x2="8.715cm" svg:y2="23.023cm">
            <text:p/>
          </draw:line>
          <draw:line draw:style-name="gr3" draw:text-style-name="P6" draw:layer="layout" svg:x1="8.715cm" svg:y1="21.123cm" svg:x2="8.715cm" svg:y2="21.523cm">
            <text:p/>
          </draw:line>
          <draw:frame draw:style-name="gr4" draw:text-style-name="P8" draw:layer="layout" svg:width="1.4cm" svg:height="0.526cm" draw:transform="rotate (-1.5707963267949) translate (9.014cm 21.324cm)">
            <draw:text-box>
              <text:p text:style-name="P7"><text:span text:style-name="T1">R</text:span><text:span text:style-name="T1">e</text:span><text:span text:style-name="T1">s</text:span><text:span text:style-name="T1">i</text:span><text:span text:style-name="T1">s</text:span><text:span text:style-name="T1">t</text:span><text:span text:style-name="T1">o</text:span><text:span text:style-name="T1">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8.914cm 23.067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8.715cm" svg:y1="24.167cm" svg:x2="8.715cm" svg:y2="24.567cm">
            <text:p/>
          </draw:line>
          <draw:line draw:style-name="gr3" draw:text-style-name="P6" draw:layer="layout" svg:x1="8.715cm" svg:y1="22.667cm" svg:x2="8.715cm" svg:y2="23.067cm">
            <text:p/>
          </draw:line>
          <draw:frame draw:style-name="gr4" draw:text-style-name="P8" draw:layer="layout" svg:width="1.4cm" svg:height="0.526cm" draw:transform="rotate (-1.5707963267949) translate (9.014cm 22.868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12.314cm 10.705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12.115cm" svg:y1="11.805cm" svg:x2="12.115cm" svg:y2="12.205cm">
            <text:p/>
          </draw:line>
          <draw:line draw:style-name="gr3" draw:text-style-name="P6" draw:layer="layout" svg:x1="12.115cm" svg:y1="10.305cm" svg:x2="12.115cm" svg:y2="10.705cm">
            <text:p/>
          </draw:line>
          <draw:frame draw:style-name="gr4" draw:text-style-name="P8" draw:layer="layout" svg:width="1.4cm" svg:height="0.526cm" draw:transform="rotate (-1.5707963267949) translate (12.414cm 10.506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12.314cm 12.251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12.115cm" svg:y1="13.351cm" svg:x2="12.115cm" svg:y2="13.751cm">
            <text:p/>
          </draw:line>
          <draw:line draw:style-name="gr3" draw:text-style-name="P6" draw:layer="layout" svg:x1="12.115cm" svg:y1="11.851cm" svg:x2="12.115cm" svg:y2="12.251cm">
            <text:p/>
          </draw:line>
          <draw:frame draw:style-name="gr4" draw:text-style-name="P8" draw:layer="layout" svg:width="1.4cm" svg:height="0.526cm" draw:transform="rotate (-1.5707963267949) translate (12.414cm 12.052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12.314cm 13.796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12.115cm" svg:y1="14.896cm" svg:x2="12.115cm" svg:y2="15.296cm">
            <text:p/>
          </draw:line>
          <draw:line draw:style-name="gr3" draw:text-style-name="P6" draw:layer="layout" svg:x1="12.115cm" svg:y1="13.396cm" svg:x2="12.115cm" svg:y2="13.796cm">
            <text:p/>
          </draw:line>
          <draw:frame draw:style-name="gr4" draw:text-style-name="P8" draw:layer="layout" svg:width="1.4cm" svg:height="0.526cm" draw:transform="rotate (-1.5707963267949) translate (12.414cm 13.597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12.314cm 15.342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12.115cm" svg:y1="16.442cm" svg:x2="12.115cm" svg:y2="16.842cm">
            <text:p/>
          </draw:line>
          <draw:line draw:style-name="gr3" draw:text-style-name="P6" draw:layer="layout" svg:x1="12.115cm" svg:y1="14.942cm" svg:x2="12.115cm" svg:y2="15.342cm">
            <text:p/>
          </draw:line>
          <draw:frame draw:style-name="gr4" draw:text-style-name="P8" draw:layer="layout" svg:width="1.4cm" svg:height="0.526cm" draw:transform="rotate (-1.5707963267949) translate (12.414cm 15.143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12.314cm 16.887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12.115cm" svg:y1="17.987cm" svg:x2="12.115cm" svg:y2="18.387cm">
            <text:p/>
          </draw:line>
          <draw:line draw:style-name="gr3" draw:text-style-name="P6" draw:layer="layout" svg:x1="12.115cm" svg:y1="16.487cm" svg:x2="12.115cm" svg:y2="16.887cm">
            <text:p/>
          </draw:line>
          <draw:frame draw:style-name="gr4" draw:text-style-name="P8" draw:layer="layout" svg:width="1.4cm" svg:height="0.526cm" draw:transform="rotate (-1.5707963267949) translate (12.414cm 16.688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12.314cm 18.433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12.115cm" svg:y1="19.533cm" svg:x2="12.115cm" svg:y2="19.933cm">
            <text:p/>
          </draw:line>
          <draw:line draw:style-name="gr3" draw:text-style-name="P6" draw:layer="layout" svg:x1="12.115cm" svg:y1="18.033cm" svg:x2="12.115cm" svg:y2="18.433cm">
            <text:p/>
          </draw:line>
          <draw:frame draw:style-name="gr4" draw:text-style-name="P8" draw:layer="layout" svg:width="1.4cm" svg:height="0.526cm" draw:transform="rotate (-1.5707963267949) translate (12.414cm 18.234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12.314cm 19.979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12.115cm" svg:y1="21.079cm" svg:x2="12.115cm" svg:y2="21.479cm">
            <text:p/>
          </draw:line>
          <draw:line draw:style-name="gr3" draw:text-style-name="P6" draw:layer="layout" svg:x1="12.115cm" svg:y1="19.579cm" svg:x2="12.115cm" svg:y2="19.979cm">
            <text:p/>
          </draw:line>
          <draw:frame draw:style-name="gr4" draw:text-style-name="P8" draw:layer="layout" svg:width="1.4cm" svg:height="0.526cm" draw:transform="rotate (-1.5707963267949) translate (12.414cm 19.78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12.314cm 21.524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12.115cm" svg:y1="22.624cm" svg:x2="12.115cm" svg:y2="23.024cm">
            <text:p/>
          </draw:line>
          <draw:line draw:style-name="gr3" draw:text-style-name="P6" draw:layer="layout" svg:x1="12.115cm" svg:y1="21.124cm" svg:x2="12.115cm" svg:y2="21.524cm">
            <text:p/>
          </draw:line>
          <draw:frame draw:style-name="gr4" draw:text-style-name="P8" draw:layer="layout" svg:width="1.4cm" svg:height="0.526cm" draw:transform="rotate (-1.5707963267949) translate (12.414cm 21.325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12.314cm 23.068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12.115cm" svg:y1="24.168cm" svg:x2="12.115cm" svg:y2="24.568cm">
            <text:p/>
          </draw:line>
          <draw:line draw:style-name="gr3" draw:text-style-name="P6" draw:layer="layout" svg:x1="12.115cm" svg:y1="22.668cm" svg:x2="12.115cm" svg:y2="23.068cm">
            <text:p/>
          </draw:line>
          <draw:frame draw:style-name="gr4" draw:text-style-name="P8" draw:layer="layout" svg:width="1.4cm" svg:height="0.526cm" draw:transform="rotate (-1.5707963267949) translate (12.414cm 22.869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11.714cm 10.705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11.515cm" svg:y1="11.805cm" svg:x2="11.515cm" svg:y2="12.205cm">
            <text:p/>
          </draw:line>
          <draw:line draw:style-name="gr3" draw:text-style-name="P6" draw:layer="layout" svg:x1="11.515cm" svg:y1="10.305cm" svg:x2="11.515cm" svg:y2="10.705cm">
            <text:p/>
          </draw:line>
          <draw:frame draw:style-name="gr4" draw:text-style-name="P8" draw:layer="layout" svg:width="1.4cm" svg:height="0.526cm" draw:transform="rotate (-1.5707963267949) translate (11.814cm 10.506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11.714cm 12.251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11.515cm" svg:y1="13.351cm" svg:x2="11.515cm" svg:y2="13.751cm">
            <text:p/>
          </draw:line>
          <draw:line draw:style-name="gr3" draw:text-style-name="P6" draw:layer="layout" svg:x1="11.515cm" svg:y1="11.851cm" svg:x2="11.515cm" svg:y2="12.251cm">
            <text:p/>
          </draw:line>
          <draw:frame draw:style-name="gr4" draw:text-style-name="P8" draw:layer="layout" svg:width="1.4cm" svg:height="0.526cm" draw:transform="rotate (-1.5707963267949) translate (11.814cm 12.052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11.714cm 13.796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11.515cm" svg:y1="14.896cm" svg:x2="11.515cm" svg:y2="15.296cm">
            <text:p/>
          </draw:line>
          <draw:line draw:style-name="gr3" draw:text-style-name="P6" draw:layer="layout" svg:x1="11.515cm" svg:y1="13.396cm" svg:x2="11.515cm" svg:y2="13.796cm">
            <text:p/>
          </draw:line>
          <draw:frame draw:style-name="gr4" draw:text-style-name="P8" draw:layer="layout" svg:width="1.4cm" svg:height="0.526cm" draw:transform="rotate (-1.5707963267949) translate (11.814cm 13.597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11.714cm 15.342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11.515cm" svg:y1="16.442cm" svg:x2="11.515cm" svg:y2="16.842cm">
            <text:p/>
          </draw:line>
          <draw:line draw:style-name="gr3" draw:text-style-name="P6" draw:layer="layout" svg:x1="11.515cm" svg:y1="14.942cm" svg:x2="11.515cm" svg:y2="15.342cm">
            <text:p/>
          </draw:line>
          <draw:frame draw:style-name="gr4" draw:text-style-name="P8" draw:layer="layout" svg:width="1.4cm" svg:height="0.526cm" draw:transform="rotate (-1.5707963267949) translate (11.814cm 15.143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11.714cm 16.887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11.515cm" svg:y1="17.987cm" svg:x2="11.515cm" svg:y2="18.387cm">
            <text:p/>
          </draw:line>
          <draw:line draw:style-name="gr3" draw:text-style-name="P6" draw:layer="layout" svg:x1="11.515cm" svg:y1="16.487cm" svg:x2="11.515cm" svg:y2="16.887cm">
            <text:p/>
          </draw:line>
          <draw:frame draw:style-name="gr4" draw:text-style-name="P8" draw:layer="layout" svg:width="1.4cm" svg:height="0.526cm" draw:transform="rotate (-1.5707963267949) translate (11.814cm 16.688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11.714cm 18.433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11.515cm" svg:y1="19.533cm" svg:x2="11.515cm" svg:y2="19.933cm">
            <text:p/>
          </draw:line>
          <draw:line draw:style-name="gr3" draw:text-style-name="P6" draw:layer="layout" svg:x1="11.515cm" svg:y1="18.033cm" svg:x2="11.515cm" svg:y2="18.433cm">
            <text:p/>
          </draw:line>
          <draw:frame draw:style-name="gr4" draw:text-style-name="P8" draw:layer="layout" svg:width="1.4cm" svg:height="0.526cm" draw:transform="rotate (-1.5707963267949) translate (11.814cm 18.234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11.714cm 19.979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11.515cm" svg:y1="21.079cm" svg:x2="11.515cm" svg:y2="21.479cm">
            <text:p/>
          </draw:line>
          <draw:line draw:style-name="gr3" draw:text-style-name="P6" draw:layer="layout" svg:x1="11.515cm" svg:y1="19.579cm" svg:x2="11.515cm" svg:y2="19.979cm">
            <text:p/>
          </draw:line>
          <draw:frame draw:style-name="gr4" draw:text-style-name="P8" draw:layer="layout" svg:width="1.4cm" svg:height="0.526cm" draw:transform="rotate (-1.5707963267949) translate (11.814cm 19.78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11.714cm 21.524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11.515cm" svg:y1="22.624cm" svg:x2="11.515cm" svg:y2="23.024cm">
            <text:p/>
          </draw:line>
          <draw:line draw:style-name="gr3" draw:text-style-name="P6" draw:layer="layout" svg:x1="11.515cm" svg:y1="21.124cm" svg:x2="11.515cm" svg:y2="21.524cm">
            <text:p/>
          </draw:line>
          <draw:frame draw:style-name="gr4" draw:text-style-name="P8" draw:layer="layout" svg:width="1.4cm" svg:height="0.526cm" draw:transform="rotate (-1.5707963267949) translate (11.814cm 21.325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11.714cm 23.068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11.515cm" svg:y1="24.168cm" svg:x2="11.515cm" svg:y2="24.568cm">
            <text:p/>
          </draw:line>
          <draw:line draw:style-name="gr3" draw:text-style-name="P6" draw:layer="layout" svg:x1="11.515cm" svg:y1="22.668cm" svg:x2="11.515cm" svg:y2="23.068cm">
            <text:p/>
          </draw:line>
          <draw:frame draw:style-name="gr4" draw:text-style-name="P8" draw:layer="layout" svg:width="1.4cm" svg:height="0.526cm" draw:transform="rotate (-1.5707963267949) translate (11.814cm 22.869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9.614cm 10.705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9.415cm" svg:y1="11.805cm" svg:x2="9.415cm" svg:y2="12.205cm">
            <text:p/>
          </draw:line>
          <draw:line draw:style-name="gr3" draw:text-style-name="P6" draw:layer="layout" svg:x1="9.415cm" svg:y1="10.305cm" svg:x2="9.415cm" svg:y2="10.705cm">
            <text:p/>
          </draw:line>
          <draw:frame draw:style-name="gr4" draw:text-style-name="P8" draw:layer="layout" svg:width="1.4cm" svg:height="0.526cm" draw:transform="rotate (-1.5707963267949) translate (9.714cm 10.506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9.614cm 12.251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9.415cm" svg:y1="13.351cm" svg:x2="9.415cm" svg:y2="13.751cm">
            <text:p/>
          </draw:line>
          <draw:line draw:style-name="gr3" draw:text-style-name="P6" draw:layer="layout" svg:x1="9.415cm" svg:y1="11.851cm" svg:x2="9.415cm" svg:y2="12.251cm">
            <text:p/>
          </draw:line>
          <draw:frame draw:style-name="gr4" draw:text-style-name="P8" draw:layer="layout" svg:width="1.4cm" svg:height="0.526cm" draw:transform="rotate (-1.5707963267949) translate (9.714cm 12.052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9.614cm 13.796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9.415cm" svg:y1="14.896cm" svg:x2="9.415cm" svg:y2="15.296cm">
            <text:p/>
          </draw:line>
          <draw:line draw:style-name="gr3" draw:text-style-name="P6" draw:layer="layout" svg:x1="9.415cm" svg:y1="13.396cm" svg:x2="9.415cm" svg:y2="13.796cm">
            <text:p/>
          </draw:line>
          <draw:frame draw:style-name="gr4" draw:text-style-name="P8" draw:layer="layout" svg:width="1.4cm" svg:height="0.526cm" draw:transform="rotate (-1.5707963267949) translate (9.714cm 13.597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9.614cm 15.342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9.415cm" svg:y1="16.442cm" svg:x2="9.415cm" svg:y2="16.842cm">
            <text:p/>
          </draw:line>
          <draw:line draw:style-name="gr3" draw:text-style-name="P6" draw:layer="layout" svg:x1="9.415cm" svg:y1="14.942cm" svg:x2="9.415cm" svg:y2="15.342cm">
            <text:p/>
          </draw:line>
          <draw:frame draw:style-name="gr4" draw:text-style-name="P8" draw:layer="layout" svg:width="1.4cm" svg:height="0.526cm" draw:transform="rotate (-1.5707963267949) translate (9.714cm 15.143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9.614cm 16.887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9.415cm" svg:y1="17.987cm" svg:x2="9.415cm" svg:y2="18.387cm">
            <text:p/>
          </draw:line>
          <draw:line draw:style-name="gr3" draw:text-style-name="P6" draw:layer="layout" svg:x1="9.415cm" svg:y1="16.487cm" svg:x2="9.415cm" svg:y2="16.887cm">
            <text:p/>
          </draw:line>
          <draw:frame draw:style-name="gr4" draw:text-style-name="P8" draw:layer="layout" svg:width="1.4cm" svg:height="0.526cm" draw:transform="rotate (-1.5707963267949) translate (9.714cm 16.688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9.614cm 18.433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9.415cm" svg:y1="19.533cm" svg:x2="9.415cm" svg:y2="19.933cm">
            <text:p/>
          </draw:line>
          <draw:line draw:style-name="gr3" draw:text-style-name="P6" draw:layer="layout" svg:x1="9.415cm" svg:y1="18.033cm" svg:x2="9.415cm" svg:y2="18.433cm">
            <text:p/>
          </draw:line>
          <draw:frame draw:style-name="gr4" draw:text-style-name="P8" draw:layer="layout" svg:width="1.4cm" svg:height="0.526cm" draw:transform="rotate (-1.5707963267949) translate (9.714cm 18.234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9.614cm 19.979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9.415cm" svg:y1="21.079cm" svg:x2="9.415cm" svg:y2="21.479cm">
            <text:p/>
          </draw:line>
          <draw:line draw:style-name="gr3" draw:text-style-name="P6" draw:layer="layout" svg:x1="9.415cm" svg:y1="19.579cm" svg:x2="9.415cm" svg:y2="19.979cm">
            <text:p/>
          </draw:line>
          <draw:frame draw:style-name="gr4" draw:text-style-name="P8" draw:layer="layout" svg:width="1.4cm" svg:height="0.526cm" draw:transform="rotate (-1.5707963267949) translate (9.714cm 19.78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9.614cm 21.524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9.415cm" svg:y1="22.624cm" svg:x2="9.415cm" svg:y2="23.024cm">
            <text:p/>
          </draw:line>
          <draw:line draw:style-name="gr3" draw:text-style-name="P6" draw:layer="layout" svg:x1="9.415cm" svg:y1="21.124cm" svg:x2="9.415cm" svg:y2="21.524cm">
            <text:p/>
          </draw:line>
          <draw:frame draw:style-name="gr4" draw:text-style-name="P8" draw:layer="layout" svg:width="1.4cm" svg:height="0.526cm" draw:transform="rotate (-1.5707963267949) translate (9.714cm 21.325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9.614cm 23.068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9.415cm" svg:y1="24.168cm" svg:x2="9.415cm" svg:y2="24.568cm">
            <text:p/>
          </draw:line>
          <draw:line draw:style-name="gr3" draw:text-style-name="P6" draw:layer="layout" svg:x1="9.415cm" svg:y1="22.668cm" svg:x2="9.415cm" svg:y2="23.068cm">
            <text:p/>
          </draw:line>
          <draw:frame draw:style-name="gr4" draw:text-style-name="P8" draw:layer="layout" svg:width="1.4cm" svg:height="0.526cm" draw:transform="rotate (-1.5707963267949) translate (9.714cm 22.869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10.314cm 10.704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10.115cm" svg:y1="11.804cm" svg:x2="10.115cm" svg:y2="12.204cm">
            <text:p/>
          </draw:line>
          <draw:line draw:style-name="gr3" draw:text-style-name="P6" draw:layer="layout" svg:x1="10.115cm" svg:y1="10.304cm" svg:x2="10.115cm" svg:y2="10.704cm">
            <text:p/>
          </draw:line>
          <draw:frame draw:style-name="gr4" draw:text-style-name="P8" draw:layer="layout" svg:width="1.4cm" svg:height="0.526cm" draw:transform="rotate (-1.5707963267949) translate (10.414cm 10.505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10.314cm 12.25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10.115cm" svg:y1="13.35cm" svg:x2="10.115cm" svg:y2="13.75cm">
            <text:p/>
          </draw:line>
          <draw:line draw:style-name="gr3" draw:text-style-name="P6" draw:layer="layout" svg:x1="10.115cm" svg:y1="11.85cm" svg:x2="10.115cm" svg:y2="12.25cm">
            <text:p/>
          </draw:line>
          <draw:frame draw:style-name="gr4" draw:text-style-name="P8" draw:layer="layout" svg:width="1.4cm" svg:height="0.526cm" draw:transform="rotate (-1.5707963267949) translate (10.414cm 12.051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10.314cm 13.795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10.115cm" svg:y1="14.895cm" svg:x2="10.115cm" svg:y2="15.295cm">
            <text:p/>
          </draw:line>
          <draw:line draw:style-name="gr3" draw:text-style-name="P6" draw:layer="layout" svg:x1="10.115cm" svg:y1="13.395cm" svg:x2="10.115cm" svg:y2="13.795cm">
            <text:p/>
          </draw:line>
          <draw:frame draw:style-name="gr4" draw:text-style-name="P8" draw:layer="layout" svg:width="1.4cm" svg:height="0.526cm" draw:transform="rotate (-1.5707963267949) translate (10.414cm 13.596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10.314cm 15.341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10.115cm" svg:y1="16.441cm" svg:x2="10.115cm" svg:y2="16.841cm">
            <text:p/>
          </draw:line>
          <draw:line draw:style-name="gr3" draw:text-style-name="P6" draw:layer="layout" svg:x1="10.115cm" svg:y1="14.941cm" svg:x2="10.115cm" svg:y2="15.341cm">
            <text:p/>
          </draw:line>
          <draw:frame draw:style-name="gr4" draw:text-style-name="P8" draw:layer="layout" svg:width="1.4cm" svg:height="0.526cm" draw:transform="rotate (-1.5707963267949) translate (10.414cm 15.142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10.314cm 16.886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10.115cm" svg:y1="17.986cm" svg:x2="10.115cm" svg:y2="18.386cm">
            <text:p/>
          </draw:line>
          <draw:line draw:style-name="gr3" draw:text-style-name="P6" draw:layer="layout" svg:x1="10.115cm" svg:y1="16.486cm" svg:x2="10.115cm" svg:y2="16.886cm">
            <text:p/>
          </draw:line>
          <draw:frame draw:style-name="gr4" draw:text-style-name="P8" draw:layer="layout" svg:width="1.4cm" svg:height="0.526cm" draw:transform="rotate (-1.5707963267949) translate (10.414cm 16.687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10.314cm 18.432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10.115cm" svg:y1="19.532cm" svg:x2="10.115cm" svg:y2="19.932cm">
            <text:p/>
          </draw:line>
          <draw:line draw:style-name="gr3" draw:text-style-name="P6" draw:layer="layout" svg:x1="10.115cm" svg:y1="18.032cm" svg:x2="10.115cm" svg:y2="18.432cm">
            <text:p/>
          </draw:line>
          <draw:frame draw:style-name="gr4" draw:text-style-name="P8" draw:layer="layout" svg:width="1.4cm" svg:height="0.526cm" draw:transform="rotate (-1.5707963267949) translate (10.414cm 18.233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10.314cm 19.978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10.115cm" svg:y1="21.078cm" svg:x2="10.115cm" svg:y2="21.478cm">
            <text:p/>
          </draw:line>
          <draw:line draw:style-name="gr3" draw:text-style-name="P6" draw:layer="layout" svg:x1="10.115cm" svg:y1="19.578cm" svg:x2="10.115cm" svg:y2="19.978cm">
            <text:p/>
          </draw:line>
          <draw:frame draw:style-name="gr4" draw:text-style-name="P8" draw:layer="layout" svg:width="1.4cm" svg:height="0.526cm" draw:transform="rotate (-1.5707963267949) translate (10.414cm 19.779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10.314cm 21.523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10.115cm" svg:y1="22.623cm" svg:x2="10.115cm" svg:y2="23.023cm">
            <text:p/>
          </draw:line>
          <draw:line draw:style-name="gr3" draw:text-style-name="P6" draw:layer="layout" svg:x1="10.115cm" svg:y1="21.123cm" svg:x2="10.115cm" svg:y2="21.523cm">
            <text:p/>
          </draw:line>
          <draw:frame draw:style-name="gr4" draw:text-style-name="P8" draw:layer="layout" svg:width="1.4cm" svg:height="0.526cm" draw:transform="rotate (-1.5707963267949) translate (10.414cm 21.324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10.314cm 23.067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10.115cm" svg:y1="24.167cm" svg:x2="10.115cm" svg:y2="24.567cm">
            <text:p/>
          </draw:line>
          <draw:line draw:style-name="gr3" draw:text-style-name="P6" draw:layer="layout" svg:x1="10.115cm" svg:y1="22.667cm" svg:x2="10.115cm" svg:y2="23.067cm">
            <text:p/>
          </draw:line>
          <draw:frame draw:style-name="gr4" draw:text-style-name="P8" draw:layer="layout" svg:width="1.4cm" svg:height="0.526cm" draw:transform="rotate (-1.5707963267949) translate (10.414cm 22.868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11.014cm 10.705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10.815cm" svg:y1="11.805cm" svg:x2="10.815cm" svg:y2="12.205cm">
            <text:p/>
          </draw:line>
          <draw:line draw:style-name="gr3" draw:text-style-name="P6" draw:layer="layout" svg:x1="10.815cm" svg:y1="10.305cm" svg:x2="10.815cm" svg:y2="10.705cm">
            <text:p/>
          </draw:line>
          <draw:frame draw:style-name="gr4" draw:text-style-name="P8" draw:layer="layout" svg:width="1.4cm" svg:height="0.526cm" draw:transform="rotate (-1.5707963267949) translate (11.114cm 10.506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11.014cm 12.251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10.815cm" svg:y1="13.351cm" svg:x2="10.815cm" svg:y2="13.751cm">
            <text:p/>
          </draw:line>
          <draw:line draw:style-name="gr3" draw:text-style-name="P6" draw:layer="layout" svg:x1="10.815cm" svg:y1="11.851cm" svg:x2="10.815cm" svg:y2="12.251cm">
            <text:p/>
          </draw:line>
          <draw:frame draw:style-name="gr4" draw:text-style-name="P8" draw:layer="layout" svg:width="1.4cm" svg:height="0.526cm" draw:transform="rotate (-1.5707963267949) translate (11.114cm 12.052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11.014cm 13.796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10.815cm" svg:y1="14.896cm" svg:x2="10.815cm" svg:y2="15.296cm">
            <text:p/>
          </draw:line>
          <draw:line draw:style-name="gr3" draw:text-style-name="P6" draw:layer="layout" svg:x1="10.815cm" svg:y1="13.396cm" svg:x2="10.815cm" svg:y2="13.796cm">
            <text:p/>
          </draw:line>
          <draw:frame draw:style-name="gr4" draw:text-style-name="P8" draw:layer="layout" svg:width="1.4cm" svg:height="0.526cm" draw:transform="rotate (-1.5707963267949) translate (11.114cm 13.597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11.014cm 15.342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10.815cm" svg:y1="16.442cm" svg:x2="10.815cm" svg:y2="16.842cm">
            <text:p/>
          </draw:line>
          <draw:line draw:style-name="gr3" draw:text-style-name="P6" draw:layer="layout" svg:x1="10.815cm" svg:y1="14.942cm" svg:x2="10.815cm" svg:y2="15.342cm">
            <text:p/>
          </draw:line>
          <draw:frame draw:style-name="gr4" draw:text-style-name="P8" draw:layer="layout" svg:width="1.4cm" svg:height="0.526cm" draw:transform="rotate (-1.5707963267949) translate (11.114cm 15.143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11.014cm 16.887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10.815cm" svg:y1="17.987cm" svg:x2="10.815cm" svg:y2="18.387cm">
            <text:p/>
          </draw:line>
          <draw:line draw:style-name="gr3" draw:text-style-name="P6" draw:layer="layout" svg:x1="10.815cm" svg:y1="16.487cm" svg:x2="10.815cm" svg:y2="16.887cm">
            <text:p/>
          </draw:line>
          <draw:frame draw:style-name="gr4" draw:text-style-name="P8" draw:layer="layout" svg:width="1.4cm" svg:height="0.526cm" draw:transform="rotate (-1.5707963267949) translate (11.114cm 16.688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11.014cm 18.433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10.815cm" svg:y1="19.533cm" svg:x2="10.815cm" svg:y2="19.933cm">
            <text:p/>
          </draw:line>
          <draw:line draw:style-name="gr3" draw:text-style-name="P6" draw:layer="layout" svg:x1="10.815cm" svg:y1="18.033cm" svg:x2="10.815cm" svg:y2="18.433cm">
            <text:p/>
          </draw:line>
          <draw:frame draw:style-name="gr4" draw:text-style-name="P8" draw:layer="layout" svg:width="1.4cm" svg:height="0.526cm" draw:transform="rotate (-1.5707963267949) translate (11.114cm 18.234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11.014cm 19.979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10.815cm" svg:y1="21.079cm" svg:x2="10.815cm" svg:y2="21.479cm">
            <text:p/>
          </draw:line>
          <draw:line draw:style-name="gr3" draw:text-style-name="P6" draw:layer="layout" svg:x1="10.815cm" svg:y1="19.579cm" svg:x2="10.815cm" svg:y2="19.979cm">
            <text:p/>
          </draw:line>
          <draw:frame draw:style-name="gr4" draw:text-style-name="P8" draw:layer="layout" svg:width="1.4cm" svg:height="0.526cm" draw:transform="rotate (-1.5707963267949) translate (11.114cm 19.78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11.014cm 21.524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10.815cm" svg:y1="22.624cm" svg:x2="10.815cm" svg:y2="23.024cm">
            <text:p/>
          </draw:line>
          <draw:line draw:style-name="gr3" draw:text-style-name="P6" draw:layer="layout" svg:x1="10.815cm" svg:y1="21.124cm" svg:x2="10.815cm" svg:y2="21.524cm">
            <text:p/>
          </draw:line>
          <draw:frame draw:style-name="gr4" draw:text-style-name="P8" draw:layer="layout" svg:width="1.4cm" svg:height="0.526cm" draw:transform="rotate (-1.5707963267949) translate (11.114cm 21.325cm)">
            <draw:text-box>
              <text:p text:style-name="P7"><text:span text:style-name="T1">Resistor</text:span></text:p>
            </draw:text-box>
          </draw:frame>
        </draw:g>
        <draw:g>
          <draw:custom-shape draw:style-name="gr2" draw:text-style-name="P5" draw:layer="layout" svg:width="1.1cm" svg:height="0.4cm" draw:transform="rotate (-1.5707963267949) translate (11.014cm 23.068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6" draw:layer="layout" svg:x1="10.815cm" svg:y1="24.168cm" svg:x2="10.815cm" svg:y2="24.568cm">
            <text:p/>
          </draw:line>
          <draw:line draw:style-name="gr3" draw:text-style-name="P6" draw:layer="layout" svg:x1="10.815cm" svg:y1="22.668cm" svg:x2="10.815cm" svg:y2="23.068cm">
            <text:p/>
          </draw:line>
          <draw:frame draw:style-name="gr4" draw:text-style-name="P8" draw:layer="layout" svg:width="1.4cm" svg:height="0.526cm" draw:transform="rotate (-1.5707963267949) translate (11.114cm 22.869cm)">
            <draw:text-box>
              <text:p text:style-name="P7"><text:span text:style-name="T1">Resistor</text:span></text:p>
            </draw:text-box>
          </draw:frame>
        </draw:g>
        <draw:line draw:style-name="gr3" draw:text-style-name="P1" draw:layer="layout" svg:x1="12.8cm" svg:y1="24.4cm" svg:x2="12.8cm" svg:y2="27.3cm">
          <text:p/>
        </draw:line>
        <draw:line draw:style-name="gr3" draw:text-style-name="P1" draw:layer="layout" svg:x1="12.1cm" svg:y1="24.4cm" svg:x2="12.1cm" svg:y2="27.3cm">
          <text:p/>
        </draw:line>
        <draw:path draw:style-name="gr3" draw:text-style-name="P1" draw:layer="layout" svg:width="-4.699cm" svg:height="0cm" svg:x="12.8cm" svg:y="9.9cm" svg:viewBox="0 0 -4700 0" svg:d="M0 0c1567 0 3133 0 4700 0">
          <text:p/>
        </draw:path>
        <draw:line draw:style-name="gr3" draw:text-style-name="P1" draw:layer="layout" svg:x1="8.1cm" svg:y1="9.9cm" svg:x2="8cm" svg:y2="10.3cm">
          <text:p/>
        </draw:line>
        <draw:line draw:style-name="gr3" draw:text-style-name="P1" draw:layer="layout" svg:x1="12.7cm" svg:y1="9.9cm" svg:x2="12.8cm" svg:y2="10.3cm">
          <text:p/>
        </draw:line>
        <draw:line draw:style-name="gr3" draw:text-style-name="P1" draw:layer="layout" svg:x1="8cm" svg:y1="24.5cm" svg:x2="8.7cm" svg:y2="24.5cm">
          <text:p/>
        </draw:line>
        <draw:line draw:style-name="gr3" draw:text-style-name="P1" draw:layer="layout" svg:x1="8.7cm" svg:y1="10.4cm" svg:x2="9.4cm" svg:y2="10.4cm">
          <text:p/>
        </draw:line>
        <draw:line draw:style-name="gr3" draw:text-style-name="P1" draw:layer="layout" svg:x1="9.5cm" svg:y1="24.5cm" svg:x2="10.2cm" svg:y2="24.5cm">
          <text:p/>
        </draw:line>
        <draw:line draw:style-name="gr3" draw:text-style-name="P1" draw:layer="layout" svg:x1="10.1cm" svg:y1="10.4cm" svg:x2="10.8cm" svg:y2="10.4cm">
          <text:p/>
        </draw:line>
        <draw:line draw:style-name="gr3" draw:text-style-name="P1" draw:layer="layout" svg:x1="10.8cm" svg:y1="24.5cm" svg:x2="11.5cm" svg:y2="24.5cm">
          <text:p/>
        </draw:line>
        <draw:frame draw:style-name="gr7" draw:text-style-name="P9" draw:layer="layout" svg:width="2.7cm" svg:height="2.384cm" svg:x="5.8cm" svg:y="25.5cm">
          <draw:text-box>
            <text:p>63</text:p>
            <text:p>8,19</text:p>
          </draw:text-box>
        </draw:frame>
        <draw:frame draw:style-name="gr8" draw:text-style-name="P9" draw:layer="layout" svg:width="3.4cm" svg:height="3.095cm" svg:x="17.6cm" svg:y="26.5cm">
          <draw:text-box>
            <text:p>2.57 OHM parallel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6T21:13:43.946878673</meta:creation-date>
    <dc:date>2019-03-16T22:55:09.232448483</dc:date>
    <meta:editing-duration>PT22M43S</meta:editing-duration>
    <meta:editing-cycles>4</meta:editing-cycles>
    <meta:generator>LibreOffice/5.2.7.2$Linux_x86 LibreOffice_project/20m0$Build-2</meta:generator>
    <meta:document-statistic meta:object-count="1025"/>
  </office:meta>
</office:document-meta>
</file>